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06cm" style:rel-column-width="9274*"/>
    </style:style>
    <style:style style:name="Table1.B" style:family="table-column">
      <style:table-column-properties style:column-width="3.083cm" style:rel-column-width="11885*"/>
    </style:style>
    <style:style style:name="Table1.C" style:family="table-column">
      <style:table-column-properties style:column-width="3.007cm" style:rel-column-width="11593*"/>
    </style:style>
    <style:style style:name="Table1.D" style:family="table-column">
      <style:table-column-properties style:column-width="2.835cm" style:rel-column-width="10927*"/>
    </style:style>
    <style:style style:name="Table1.E" style:family="table-column">
      <style:table-column-properties style:column-width="2.833cm" style:rel-column-width="10920*"/>
    </style:style>
    <style:style style:name="Table1.F" style:family="table-column">
      <style:table-column-properties style:column-width="2.836cm" style:rel-column-width="10936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F" style:family="table-column">
      <style:table-column-properties style:column-width="2.835cm" style:rel-column-width="10925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833cm" style:rel-column-width="10922*"/>
    </style:style>
    <style:style style:name="Table3.F" style:family="table-column">
      <style:table-column-properties style:column-width="2.835cm" style:rel-column-width="10925*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style:vertical-align="middle"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833cm" style:rel-column-width="10922*"/>
    </style:style>
    <style:style style:name="Table4.F" style:family="table-column">
      <style:table-column-properties style:column-width="2.835cm" style:rel-column-width="10925*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style:vertical-align="middle"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833cm" style:rel-column-width="10922*"/>
    </style:style>
    <style:style style:name="Table5.F" style:family="table-column">
      <style:table-column-properties style:column-width="2.835cm" style:rel-column-width="10925*"/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style:vertical-align="middle"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833cm" style:rel-column-width="10922*"/>
    </style:style>
    <style:style style:name="Table6.F" style:family="table-column">
      <style:table-column-properties style:column-width="2.835cm" style:rel-column-width="10925*"/>
    </style:style>
    <style:style style:name="Table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6.F1" style:family="table-cell">
      <style:table-cell-properties style:vertical-align="middle" fo:padding="0.097cm" fo:border="0.05pt solid #000000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2.833cm" style:rel-column-width="10922*"/>
    </style:style>
    <style:style style:name="Table7.F" style:family="table-column">
      <style:table-column-properties style:column-width="2.835cm" style:rel-column-width="10925*"/>
    </style:style>
    <style:style style:name="Table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style:vertical-align="middle" fo:padding="0.097cm" fo:border="0.05pt solid #000000"/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ca02f" officeooo:paragraph-rsid="000ca02f"/>
    </style:style>
    <style:style style:name="P2" style:family="paragraph" style:parent-style-name="Standard">
      <style:text-properties officeooo:rsid="000d7941" officeooo:paragraph-rsid="000d7941"/>
    </style:style>
    <style:style style:name="P3" style:family="paragraph" style:parent-style-name="Standard">
      <style:text-properties officeooo:rsid="000d7941" officeooo:paragraph-rsid="00131a4f"/>
    </style:style>
    <style:style style:name="P4" style:family="paragraph" style:parent-style-name="Standard">
      <style:text-properties officeooo:rsid="000d7941" officeooo:paragraph-rsid="00138c35"/>
    </style:style>
    <style:style style:name="P5" style:family="paragraph" style:parent-style-name="Standard">
      <style:text-properties officeooo:rsid="000d7941" officeooo:paragraph-rsid="00155006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d7941" officeooo:paragraph-rsid="000d7941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d7941" officeooo:paragraph-rsid="00131a4f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d7941" officeooo:paragraph-rsid="00138c35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0d7941" officeooo:paragraph-rsid="00155006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officeooo:rsid="000ca02f" officeooo:paragraph-rsid="000ca02f" style:font-size-asian="14pt" style:font-weight-asian="bold" style:font-size-complex="14pt" style:font-weight-complex="bold"/>
    </style:style>
    <style:style style:name="P11" style:family="paragraph" style:parent-style-name="Standard">
      <style:text-properties officeooo:paragraph-rsid="000d7941"/>
    </style:style>
    <style:style style:name="P12" style:family="paragraph" style:parent-style-name="Standard">
      <style:text-properties officeooo:paragraph-rsid="00131a4f"/>
    </style:style>
    <style:style style:name="P13" style:family="paragraph" style:parent-style-name="Standard">
      <style:text-properties officeooo:paragraph-rsid="00138c35"/>
    </style:style>
    <style:style style:name="P14" style:family="paragraph" style:parent-style-name="Standard">
      <style:text-properties officeooo:paragraph-rsid="00155006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ca02f" officeooo:paragraph-rsid="000ca02f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ca02f" officeooo:paragraph-rsid="000d7941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ca02f" officeooo:paragraph-rsid="00131a4f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ca02f" officeooo:paragraph-rsid="00138c35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ca02f" officeooo:paragraph-rsid="00155006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officeooo:rsid="000f340f" officeooo:paragraph-rsid="000f340f"/>
    </style:style>
    <style:style style:name="P21" style:family="paragraph" style:parent-style-name="Table_20_Contents">
      <style:paragraph-properties fo:text-align="start" style:justify-single-word="false"/>
      <style:text-properties officeooo:rsid="000f340f" officeooo:paragraph-rsid="00131a4f"/>
    </style:style>
    <style:style style:name="P22" style:family="paragraph" style:parent-style-name="Table_20_Contents">
      <style:paragraph-properties fo:text-align="start" style:justify-single-word="false"/>
      <style:text-properties officeooo:rsid="000f340f" officeooo:paragraph-rsid="00138c35"/>
    </style:style>
    <style:style style:name="P23" style:family="paragraph" style:parent-style-name="Table_20_Contents">
      <style:paragraph-properties fo:text-align="start" style:justify-single-word="false"/>
      <style:text-properties officeooo:rsid="000f340f" officeooo:paragraph-rsid="00155006"/>
    </style:style>
    <style:style style:name="P24" style:family="paragraph" style:parent-style-name="Table_20_Contents">
      <style:paragraph-properties fo:text-align="start" style:justify-single-word="false"/>
      <style:text-properties officeooo:rsid="000f340f" officeooo:paragraph-rsid="0019f493"/>
    </style:style>
    <style:style style:name="P25" style:family="paragraph" style:parent-style-name="Table_20_Contents">
      <style:paragraph-properties fo:text-align="start" style:justify-single-word="false"/>
      <style:text-properties officeooo:rsid="000f340f" officeooo:paragraph-rsid="001b202e"/>
    </style:style>
    <style:style style:name="P26" style:family="paragraph" style:parent-style-name="Table_20_Contents">
      <style:paragraph-properties fo:text-align="start" style:justify-single-word="false"/>
      <style:text-properties officeooo:rsid="000f340f" officeooo:paragraph-rsid="003654ed"/>
    </style:style>
    <style:style style:name="P27" style:family="paragraph" style:parent-style-name="Table_20_Contents">
      <style:paragraph-properties fo:text-align="start" style:justify-single-word="false"/>
      <style:text-properties officeooo:rsid="000f340f" officeooo:paragraph-rsid="004b2941"/>
    </style:style>
    <style:style style:name="P28" style:family="paragraph" style:parent-style-name="Table_20_Contents">
      <style:paragraph-properties fo:text-align="start" style:justify-single-word="false"/>
      <style:text-properties officeooo:rsid="000f340f" officeooo:paragraph-rsid="0059c8ca"/>
    </style:style>
    <style:style style:name="P29" style:family="paragraph" style:parent-style-name="Table_20_Contents">
      <style:paragraph-properties fo:text-align="start" style:justify-single-word="false"/>
      <style:text-properties officeooo:rsid="000f340f" officeooo:paragraph-rsid="0064bc0d"/>
    </style:style>
    <style:style style:name="P30" style:family="paragraph" style:parent-style-name="Table_20_Contents">
      <style:paragraph-properties fo:text-align="start" style:justify-single-word="false"/>
      <style:text-properties fo:font-size="11pt" officeooo:rsid="000f340f" officeooo:paragraph-rsid="000f340f" style:font-size-asian="11pt" style:font-size-complex="11pt"/>
    </style:style>
    <style:style style:name="P31" style:family="paragraph" style:parent-style-name="Table_20_Contents">
      <style:paragraph-properties fo:text-align="start" style:justify-single-word="false"/>
      <style:text-properties fo:font-size="11pt" officeooo:rsid="000f340f" officeooo:paragraph-rsid="001cee29" style:font-size-asian="11pt" style:font-size-complex="11pt"/>
    </style:style>
    <style:style style:name="P32" style:family="paragraph" style:parent-style-name="Table_20_Contents">
      <style:paragraph-properties fo:text-align="start" style:justify-single-word="false"/>
      <style:text-properties fo:font-size="11pt" officeooo:rsid="000f340f" officeooo:paragraph-rsid="0027a8d7" style:font-size-asian="11pt" style:font-size-complex="11pt"/>
    </style:style>
    <style:style style:name="P33" style:family="paragraph" style:parent-style-name="Table_20_Contents">
      <style:paragraph-properties fo:text-align="start" style:justify-single-word="false"/>
      <style:text-properties fo:font-size="11pt" officeooo:rsid="000f340f" officeooo:paragraph-rsid="003654ed" style:font-size-asian="11pt" style:font-size-complex="11pt"/>
    </style:style>
    <style:style style:name="P34" style:family="paragraph" style:parent-style-name="Table_20_Contents">
      <style:paragraph-properties fo:text-align="start" style:justify-single-word="false"/>
      <style:text-properties fo:font-size="11pt" officeooo:rsid="000f340f" officeooo:paragraph-rsid="0039dffc" style:font-size-asian="11pt" style:font-size-complex="11pt"/>
    </style:style>
    <style:style style:name="P35" style:family="paragraph" style:parent-style-name="Table_20_Contents">
      <style:paragraph-properties fo:text-align="start" style:justify-single-word="false"/>
      <style:text-properties fo:color="#ff0000" fo:font-size="11pt" officeooo:rsid="000f340f" officeooo:paragraph-rsid="000f340f" style:font-size-asian="11pt" style:font-size-complex="11pt"/>
    </style:style>
    <style:style style:name="T1" style:family="text">
      <style:text-properties officeooo:rsid="00131a4f"/>
    </style:style>
    <style:style style:name="T2" style:family="text">
      <style:text-properties officeooo:rsid="00138c35"/>
    </style:style>
    <style:style style:name="T3" style:family="text">
      <style:text-properties officeooo:rsid="00155006"/>
    </style:style>
    <style:style style:name="T4" style:family="text">
      <style:text-properties officeooo:rsid="0017207c"/>
    </style:style>
    <style:style style:name="T5" style:family="text">
      <style:text-properties officeooo:rsid="001807ba"/>
    </style:style>
    <style:style style:name="T6" style:family="text">
      <style:text-properties officeooo:rsid="00182e28"/>
    </style:style>
    <style:style style:name="T7" style:family="text">
      <style:text-properties officeooo:rsid="001b202e"/>
    </style:style>
    <style:style style:name="T8" style:family="text">
      <style:text-properties officeooo:rsid="001cd2c7"/>
    </style:style>
    <style:style style:name="T9" style:family="text">
      <style:text-properties officeooo:rsid="001cee29"/>
    </style:style>
    <style:style style:name="T10" style:family="text">
      <style:text-properties officeooo:rsid="001d0e96"/>
    </style:style>
    <style:style style:name="T11" style:family="text">
      <style:text-properties officeooo:rsid="001e9d4d"/>
    </style:style>
    <style:style style:name="T12" style:family="text">
      <style:text-properties officeooo:rsid="001eb80f"/>
    </style:style>
    <style:style style:name="T13" style:family="text">
      <style:text-properties officeooo:rsid="001f21d5"/>
    </style:style>
    <style:style style:name="T14" style:family="text">
      <style:text-properties officeooo:rsid="0020412c"/>
    </style:style>
    <style:style style:name="T15" style:family="text">
      <style:text-properties officeooo:rsid="0021c089"/>
    </style:style>
    <style:style style:name="T16" style:family="text">
      <style:text-properties officeooo:rsid="0022559e"/>
    </style:style>
    <style:style style:name="T17" style:family="text">
      <style:text-properties officeooo:rsid="0023da00"/>
    </style:style>
    <style:style style:name="T18" style:family="text">
      <style:text-properties officeooo:rsid="002448ff"/>
    </style:style>
    <style:style style:name="T19" style:family="text">
      <style:text-properties officeooo:rsid="0024ef88"/>
    </style:style>
    <style:style style:name="T20" style:family="text">
      <style:text-properties officeooo:rsid="00253d75"/>
    </style:style>
    <style:style style:name="T21" style:family="text">
      <style:text-properties officeooo:rsid="0025a649"/>
    </style:style>
    <style:style style:name="T22" style:family="text">
      <style:text-properties officeooo:rsid="0025bb1c"/>
    </style:style>
    <style:style style:name="T23" style:family="text">
      <style:text-properties officeooo:rsid="0027a8d7"/>
    </style:style>
    <style:style style:name="T24" style:family="text">
      <style:text-properties officeooo:rsid="0028743b"/>
    </style:style>
    <style:style style:name="T25" style:family="text">
      <style:text-properties officeooo:rsid="0028b74c"/>
    </style:style>
    <style:style style:name="T26" style:family="text">
      <style:text-properties officeooo:rsid="0029712f"/>
    </style:style>
    <style:style style:name="T27" style:family="text">
      <style:text-properties officeooo:rsid="0029df1e"/>
    </style:style>
    <style:style style:name="T28" style:family="text">
      <style:text-properties officeooo:rsid="002b9db4"/>
    </style:style>
    <style:style style:name="T29" style:family="text">
      <style:text-properties officeooo:rsid="002d7803"/>
    </style:style>
    <style:style style:name="T30" style:family="text">
      <style:text-properties officeooo:rsid="002ec89f"/>
    </style:style>
    <style:style style:name="T31" style:family="text">
      <style:text-properties officeooo:rsid="003036a6"/>
    </style:style>
    <style:style style:name="T32" style:family="text">
      <style:text-properties officeooo:rsid="0031c39c"/>
    </style:style>
    <style:style style:name="T33" style:family="text">
      <style:text-properties officeooo:rsid="0032e593"/>
    </style:style>
    <style:style style:name="T34" style:family="text">
      <style:text-properties officeooo:rsid="00339e36"/>
    </style:style>
    <style:style style:name="T35" style:family="text">
      <style:text-properties officeooo:rsid="00350d25"/>
    </style:style>
    <style:style style:name="T36" style:family="text">
      <style:text-properties officeooo:rsid="00379274"/>
    </style:style>
    <style:style style:name="T37" style:family="text">
      <style:text-properties officeooo:rsid="0038275d"/>
    </style:style>
    <style:style style:name="T38" style:family="text">
      <style:text-properties officeooo:rsid="0039dffc"/>
    </style:style>
    <style:style style:name="T39" style:family="text">
      <style:text-properties officeooo:rsid="003b3734"/>
    </style:style>
    <style:style style:name="T40" style:family="text">
      <style:text-properties officeooo:rsid="003b7d45"/>
    </style:style>
    <style:style style:name="T41" style:family="text">
      <style:text-properties officeooo:rsid="003c4773"/>
    </style:style>
    <style:style style:name="T42" style:family="text">
      <style:text-properties officeooo:rsid="003e30cb"/>
    </style:style>
    <style:style style:name="T43" style:family="text">
      <style:text-properties officeooo:rsid="003ffdee"/>
    </style:style>
    <style:style style:name="T44" style:family="text">
      <style:text-properties officeooo:rsid="00405174"/>
    </style:style>
    <style:style style:name="T45" style:family="text">
      <style:text-properties officeooo:rsid="0041a246"/>
    </style:style>
    <style:style style:name="T46" style:family="text">
      <style:text-properties officeooo:rsid="0041c0ba"/>
    </style:style>
    <style:style style:name="T47" style:family="text">
      <style:text-properties officeooo:rsid="00438f0e"/>
    </style:style>
    <style:style style:name="T48" style:family="text">
      <style:text-properties officeooo:rsid="0044830b"/>
    </style:style>
    <style:style style:name="T49" style:family="text">
      <style:text-properties officeooo:rsid="0045ef8f"/>
    </style:style>
    <style:style style:name="T50" style:family="text">
      <style:text-properties officeooo:rsid="0047c5f4"/>
    </style:style>
    <style:style style:name="T51" style:family="text">
      <style:text-properties officeooo:rsid="00481e99"/>
    </style:style>
    <style:style style:name="T52" style:family="text">
      <style:text-properties officeooo:rsid="00497f4a"/>
    </style:style>
    <style:style style:name="T53" style:family="text">
      <style:text-properties officeooo:rsid="004accc2"/>
    </style:style>
    <style:style style:name="T54" style:family="text">
      <style:text-properties officeooo:rsid="004b2941"/>
    </style:style>
    <style:style style:name="T55" style:family="text">
      <style:text-properties officeooo:rsid="004be204"/>
    </style:style>
    <style:style style:name="T56" style:family="text">
      <style:text-properties officeooo:rsid="004d52b9"/>
    </style:style>
    <style:style style:name="T57" style:family="text">
      <style:text-properties officeooo:rsid="004f1eae"/>
    </style:style>
    <style:style style:name="T58" style:family="text">
      <style:text-properties officeooo:rsid="005105e6"/>
    </style:style>
    <style:style style:name="T59" style:family="text">
      <style:text-properties officeooo:rsid="0051fbca"/>
    </style:style>
    <style:style style:name="T60" style:family="text">
      <style:text-properties officeooo:rsid="0052db26"/>
    </style:style>
    <style:style style:name="T61" style:family="text">
      <style:text-properties officeooo:rsid="0054d52a"/>
    </style:style>
    <style:style style:name="T62" style:family="text">
      <style:text-properties officeooo:rsid="00553400"/>
    </style:style>
    <style:style style:name="T63" style:family="text">
      <style:text-properties officeooo:rsid="00565015"/>
    </style:style>
    <style:style style:name="T64" style:family="text">
      <style:text-properties officeooo:rsid="005706c6"/>
    </style:style>
    <style:style style:name="T65" style:family="text">
      <style:text-properties officeooo:rsid="0057f4ec"/>
    </style:style>
    <style:style style:name="T66" style:family="text">
      <style:text-properties officeooo:rsid="0058b288"/>
    </style:style>
    <style:style style:name="T67" style:family="text">
      <style:text-properties officeooo:rsid="0059ac7d"/>
    </style:style>
    <style:style style:name="T68" style:family="text">
      <style:text-properties officeooo:rsid="0059c8ca"/>
    </style:style>
    <style:style style:name="T69" style:family="text">
      <style:text-properties officeooo:rsid="0059e8df"/>
    </style:style>
    <style:style style:name="T70" style:family="text">
      <style:text-properties officeooo:rsid="005b9d4e"/>
    </style:style>
    <style:style style:name="T71" style:family="text">
      <style:text-properties officeooo:rsid="005bd807"/>
    </style:style>
    <style:style style:name="T72" style:family="text">
      <style:text-properties officeooo:rsid="005d9abf"/>
    </style:style>
    <style:style style:name="T73" style:family="text">
      <style:text-properties officeooo:rsid="005f40f0"/>
    </style:style>
    <style:style style:name="T74" style:family="text">
      <style:text-properties officeooo:rsid="005f7a5f"/>
    </style:style>
    <style:style style:name="T75" style:family="text">
      <style:text-properties officeooo:rsid="00612686"/>
    </style:style>
    <style:style style:name="T76" style:family="text">
      <style:text-properties officeooo:rsid="00618b2c"/>
    </style:style>
    <style:style style:name="T77" style:family="text">
      <style:text-properties officeooo:rsid="006239d4"/>
    </style:style>
    <style:style style:name="T78" style:family="text">
      <style:text-properties officeooo:rsid="00630f62"/>
    </style:style>
    <style:style style:name="T79" style:family="text">
      <style:text-properties officeooo:rsid="0064bc0d"/>
    </style:style>
    <style:style style:name="T80" style:family="text">
      <style:text-properties officeooo:rsid="006662ab"/>
    </style:style>
    <style:style style:name="T81" style:family="text">
      <style:text-properties officeooo:rsid="00695a19"/>
    </style:style>
    <style:style style:name="T82" style:family="text">
      <style:text-properties officeooo:rsid="006b09b6"/>
    </style:style>
    <style:style style:name="T83" style:family="text">
      <style:text-properties officeooo:rsid="006bbfbe"/>
    </style:style>
    <style:style style:name="T84" style:family="text">
      <style:text-properties officeooo:rsid="006ce58d"/>
    </style:style>
    <style:style style:name="T85" style:family="text">
      <style:text-properties officeooo:rsid="006ee4a6"/>
    </style:style>
    <style:style style:name="T86" style:family="text">
      <style:text-properties officeooo:rsid="0070a03c"/>
    </style:style>
    <style:style style:name="T87" style:family="text">
      <style:text-properties officeooo:rsid="0072125d"/>
    </style:style>
    <style:style style:name="T88" style:family="text">
      <style:text-properties officeooo:rsid="00729d22"/>
    </style:style>
    <style:style style:name="T89" style:family="text">
      <style:text-properties officeooo:rsid="0072bd9c"/>
    </style:style>
    <style:style style:name="T90" style:family="text">
      <style:text-properties officeooo:rsid="0073c796"/>
    </style:style>
    <style:style style:name="T91" style:family="text">
      <style:text-properties officeooo:rsid="0074676e"/>
    </style:style>
    <style:style style:name="T92" style:family="text">
      <style:text-properties officeooo:rsid="00759048"/>
    </style:style>
    <style:style style:name="T93" style:family="text">
      <style:text-properties officeooo:rsid="0076e6a2"/>
    </style:style>
    <style:style style:name="T94" style:family="text">
      <style:text-properties officeooo:rsid="0077bedc"/>
    </style:style>
    <style:style style:name="T95" style:family="text">
      <style:text-properties officeooo:rsid="00796b5b"/>
    </style:style>
    <style:style style:name="T96" style:family="text">
      <style:text-properties officeooo:rsid="0079ee80"/>
    </style:style>
    <style:style style:name="T97" style:family="text">
      <style:text-properties officeooo:rsid="007ba909"/>
    </style:style>
    <style:style style:name="T98" style:family="text">
      <style:text-properties officeooo:rsid="007ebb95"/>
    </style:style>
    <style:style style:name="T99" style:family="text">
      <style:text-properties style:text-underline-style="solid" style:text-underline-width="auto" style:text-underline-color="font-color" officeooo:rsid="007ebb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motion percentage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5">User-Robot</text:p>
          </table:table-cell>
          <table:table-cell table:style-name="Table1.A1" office:value-type="string">
            <text:p text:style-name="P15">Non dependent</text:p>
          </table:table-cell>
          <table:table-cell table:style-name="Table1.A1" office:value-type="string">
            <text:p text:style-name="P15">M. non dependent</text:p>
          </table:table-cell>
          <table:table-cell table:style-name="Table1.A1" office:value-type="string">
            <text:p text:style-name="P15">Neutral</text:p>
          </table:table-cell>
          <table:table-cell table:style-name="Table1.A1" office:value-type="string">
            <text:p text:style-name="P15">M. dependent</text:p>
          </table:table-cell>
          <table:table-cell table:style-name="Table1.F1" office:value-type="string">
            <text:p text:style-name="P15">Dependent</text:p>
          </table:table-cell>
        </table:table-row>
        <table:table-row>
          <table:table-cell table:style-name="Table1.A2" office:value-type="string">
            <text:p text:style-name="P15">Engaged complete</text:p>
          </table:table-cell>
          <table:table-cell table:style-name="Table1.A2" office:value-type="string">
            <text:p text:style-name="P30">Joy: <text:span text:style-name="T4">98%</text:span></text:p>
            <text:p text:style-name="P30">Calmness: <text:s/><text:span text:style-name="T9">0</text:span></text:p>
            <text:p text:style-name="P30">Sadness: <text:span text:style-name="T9">0</text:span></text:p>
            <text:p text:style-name="P30">Surprise: <text:span text:style-name="T4">2%</text:span></text:p>
          </table:table-cell>
          <table:table-cell table:style-name="Table1.A2" office:value-type="string">
            <text:p text:style-name="P30">Joy: <text:span text:style-name="T13">98%</text:span></text:p>
            <text:p text:style-name="P30">Calmness: - </text:p>
            <text:p text:style-name="P30">Sadness: -</text:p>
            <text:p text:style-name="P30">Surprise: <text:span text:style-name="T13">2%</text:span></text:p>
          </table:table-cell>
          <table:table-cell table:style-name="Table1.A2" office:value-type="string">
            <text:p text:style-name="P30">Joy: <text:span text:style-name="T16">97.4%</text:span></text:p>
            <text:p text:style-name="P30">Calmness: <text:span text:style-name="T16">0.3%</text:span></text:p>
            <text:p text:style-name="P30">Sadness: -</text:p>
            <text:p text:style-name="P30">Surprise: <text:span text:style-name="T16">2.3%</text:span></text:p>
          </table:table-cell>
          <table:table-cell table:style-name="Table1.A2" office:value-type="string">
            <text:p text:style-name="P30">Joy: <text:span text:style-name="T19">97.3%</text:span></text:p>
            <text:p text:style-name="P30">Calmness: <text:span text:style-name="T19">0.4%</text:span></text:p>
            <text:p text:style-name="P30">Sadness: <text:span text:style-name="T19">0.3%</text:span></text:p>
            <text:p text:style-name="P30">Surprise: <text:span text:style-name="T19">2.1%</text:span></text:p>
          </table:table-cell>
          <table:table-cell table:style-name="Table1.F2" office:value-type="string">
            <text:p text:style-name="P31">Joy: <text:span text:style-name="T4">90.2 %</text:span></text:p>
            <text:p text:style-name="P31">Calmness: <text:span text:style-name="T4">0.3%</text:span></text:p>
            <text:p text:style-name="P31">Sadness: <text:span text:style-name="T4">7.2%</text:span></text:p>
            <text:p text:style-name="P31">Surprise: <text:span text:style-name="T4">2.2%</text:span></text:p>
          </table:table-cell>
        </table:table-row>
        <table:table-row>
          <table:table-cell table:style-name="Table1.A2" office:value-type="string">
            <text:p text:style-name="P15">Engaged touch</text:p>
          </table:table-cell>
          <table:table-cell table:style-name="Table1.A2" office:value-type="string">
            <text:p text:style-name="P32">Joy: <text:span text:style-name="T55">100%</text:span></text:p>
            <text:p text:style-name="P32">Calmness: -</text:p>
            <text:p text:style-name="P32">Sadness: -</text:p>
            <text:p text:style-name="P32">Surprise: -</text:p>
          </table:table-cell>
          <table:table-cell table:style-name="Table1.A2" office:value-type="string">
            <text:p text:style-name="P30">Joy: <text:span text:style-name="T57">99.9%</text:span></text:p>
            <text:p text:style-name="P30">Calmness: -</text:p>
            <text:p text:style-name="P30">Sadness: -</text:p>
            <text:p text:style-name="P30">Surprise: <text:span text:style-name="T57">0.1%</text:span></text:p>
          </table:table-cell>
          <table:table-cell table:style-name="Table1.A2" office:value-type="string">
            <text:p text:style-name="P30">Joy: <text:span text:style-name="T61">94.9 %</text:span></text:p>
            <text:p text:style-name="P30">Calmness: <text:span text:style-name="T61">5.1%</text:span></text:p>
            <text:p text:style-name="P30">Sadness: -</text:p>
            <text:p text:style-name="P30">Surprise: -</text:p>
          </table:table-cell>
          <table:table-cell table:style-name="Table1.A2" office:value-type="string">
            <text:p text:style-name="P30">Joy: <text:span text:style-name="T64">78.2%</text:span></text:p>
            <text:p text:style-name="P30">Calmness: <text:span text:style-name="T64">21.4</text:span></text:p>
            <text:p text:style-name="P30">Sadness: <text:span text:style-name="T64">0.3%</text:span></text:p>
            <text:p text:style-name="P30">Surprise: <text:span text:style-name="T64">0.1%</text:span></text:p>
          </table:table-cell>
          <table:table-cell table:style-name="Table1.F2" office:value-type="string">
            <text:p text:style-name="P30">Joy: <text:span text:style-name="T68">72.3%</text:span></text:p>
            <text:p text:style-name="P30">Calmness: <text:span text:style-name="T68">13.8</text:span></text:p>
            <text:p text:style-name="P30">Sadness: <text:span text:style-name="T68">13.8%</text:span></text:p>
            <text:p text:style-name="P30">Surprise: <text:span text:style-name="T68">0.1%</text:span></text:p>
          </table:table-cell>
        </table:table-row>
        <table:table-row>
          <table:table-cell table:style-name="Table1.A2" office:value-type="string">
            <text:p text:style-name="P15">Engaged answers</text:p>
          </table:table-cell>
          <table:table-cell table:style-name="Table1.A2" office:value-type="string">
            <text:p text:style-name="P30">Joy: <text:span text:style-name="T71">97.6 %</text:span></text:p>
            <text:p text:style-name="P30">Calmness: -</text:p>
            <text:p text:style-name="P30">Sadness: -</text:p>
            <text:p text:style-name="P30">Surprise: <text:span text:style-name="T71">2.4%</text:span></text:p>
          </table:table-cell>
          <table:table-cell table:style-name="Table1.A2" office:value-type="string">
            <text:p text:style-name="P30">Joy: <text:span text:style-name="T72">97.8%</text:span></text:p>
            <text:p text:style-name="P30">Calmness: -</text:p>
            <text:p text:style-name="P30">Sadness: -</text:p>
            <text:p text:style-name="P30">Surprise: <text:span text:style-name="T72">2.2%</text:span></text:p>
          </table:table-cell>
          <table:table-cell table:style-name="Table1.A2" office:value-type="string">
            <text:p text:style-name="P30">Joy: <text:span text:style-name="T75">79.1%</text:span></text:p>
            <text:p text:style-name="P30">Calmness: <text:span text:style-name="T75">18.5</text:span></text:p>
            <text:p text:style-name="P30">Sadness: -</text:p>
            <text:p text:style-name="P30">Surprise: <text:span text:style-name="T75">2.4%</text:span></text:p>
          </table:table-cell>
          <table:table-cell table:style-name="Table1.A2" office:value-type="string">
            <text:p text:style-name="P30">Joy: <text:span text:style-name="T77">69.6%</text:span></text:p>
            <text:p text:style-name="P30">Calmness: <text:span text:style-name="T78">26.7</text:span></text:p>
            <text:p text:style-name="P30">Sadness: <text:span text:style-name="T78">1.1%</text:span></text:p>
            <text:p text:style-name="P30">Surprise: <text:span text:style-name="T78">2.6%</text:span></text:p>
          </table:table-cell>
          <table:table-cell table:style-name="Table1.F2" office:value-type="string">
            <text:p text:style-name="P30">Joy: <text:span text:style-name="T79">57.3%</text:span></text:p>
            <text:p text:style-name="P30">Calmness: <text:span text:style-name="T79">23.8</text:span></text:p>
            <text:p text:style-name="P30">Sadness: <text:span text:style-name="T79">16%</text:span></text:p>
            <text:p text:style-name="P30">Surprise: <text:span text:style-name="T79">2.9%</text:span></text:p>
          </table:table-cell>
        </table:table-row>
        <table:table-row>
          <table:table-cell table:style-name="Table1.A2" office:value-type="string">
            <text:p text:style-name="P15">Neutral</text:p>
          </table:table-cell>
          <table:table-cell table:style-name="Table1.A2" office:value-type="string">
            <text:p text:style-name="P30">Joy: <text:span text:style-name="T23">98.5 %</text:span></text:p>
            <text:p text:style-name="P30">Calmness: -</text:p>
            <text:p text:style-name="P30">Sadness: -</text:p>
            <text:p text:style-name="P30">Surprise: <text:span text:style-name="T23">1.5%</text:span></text:p>
          </table:table-cell>
          <table:table-cell table:style-name="Table1.A2" office:value-type="string">
            <text:p text:style-name="P30">Joy: <text:span text:style-name="T27">65.7%</text:span></text:p>
            <text:p text:style-name="P30">Calmness: <text:span text:style-name="T27">33%</text:span></text:p>
            <text:p text:style-name="P30">Sadness: -</text:p>
            <text:p text:style-name="P30">Surprise: <text:span text:style-name="T27">1.3%</text:span></text:p>
          </table:table-cell>
          <table:table-cell table:style-name="Table1.A2" office:value-type="string">
            <text:p text:style-name="P30">Joy: <text:span text:style-name="T29">45.2%</text:span></text:p>
            <text:p text:style-name="P30">Calmness: <text:span text:style-name="T29">37%</text:span></text:p>
            <text:p text:style-name="P30">Sadness: <text:span text:style-name="T29">16.2%</text:span></text:p>
            <text:p text:style-name="P30">Surprise: <text:span text:style-name="T29">1.6%</text:span></text:p>
          </table:table-cell>
          <table:table-cell table:style-name="Table1.A2" office:value-type="string">
            <text:p text:style-name="P30">Joy: <text:span text:style-name="T30">37.6%</text:span></text:p>
            <text:p text:style-name="P30">Calmness: <text:span text:style-name="T30">14.7</text:span></text:p>
            <text:p text:style-name="P30">Sadness:<text:span text:style-name="T30">46.1%</text:span></text:p>
            <text:p text:style-name="P30">Surprise: <text:span text:style-name="T30">1.6%</text:span></text:p>
          </table:table-cell>
          <table:table-cell table:style-name="Table1.F2" office:value-type="string">
            <text:p text:style-name="P33">Joy: <text:span text:style-name="T34">26.8%</text:span></text:p>
            <text:p text:style-name="P33">Calmness: <text:span text:style-name="T34">9.7%</text:span></text:p>
            <text:p text:style-name="P33">Sadness: <text:span text:style-name="T34">62.2%</text:span></text:p>
            <text:p text:style-name="P33">Surprise: <text:span text:style-name="T34">1.3%</text:span></text:p>
          </table:table-cell>
        </table:table-row>
        <table:table-row>
          <table:table-cell table:style-name="Table1.A2" office:value-type="string">
            <text:p text:style-name="P15">Disengaged answers</text:p>
          </table:table-cell>
          <table:table-cell table:style-name="Table1.A2" office:value-type="string">
            <text:p text:style-name="P30">Joy: <text:span text:style-name="T86">3.5</text:span></text:p>
            <text:p text:style-name="P30">Calmness: <text:span text:style-name="T86">3.7</text:span></text:p>
            <text:p text:style-name="P30">Sadness: <text:span text:style-name="T86">92.8</text:span></text:p>
            <text:p text:style-name="P30">Surprise: <text:span text:style-name="T86">0</text:span></text:p>
          </table:table-cell>
          <table:table-cell table:style-name="Table1.A2" office:value-type="string">
            <text:p text:style-name="P30">Joy: <text:span text:style-name="T85">0.5</text:span></text:p>
            <text:p text:style-name="P30">Calmness: <text:span text:style-name="T85">4.9</text:span></text:p>
            <text:p text:style-name="P30">Sadness: <text:span text:style-name="T85">94.6</text:span></text:p>
            <text:p text:style-name="P30">Surprise: <text:span text:style-name="T85">0</text:span></text:p>
          </table:table-cell>
          <table:table-cell table:style-name="Table1.A2" office:value-type="string">
            <text:p text:style-name="P30">Joy: <text:span text:style-name="T84">0</text:span></text:p>
            <text:p text:style-name="P30">Calmness: <text:span text:style-name="T84">1.9%</text:span></text:p>
            <text:p text:style-name="P30">Sadness: <text:span text:style-name="T84">98.1%</text:span></text:p>
            <text:p text:style-name="P30">Surprise: <text:span text:style-name="T84">0</text:span></text:p>
          </table:table-cell>
          <table:table-cell table:style-name="Table1.A2" office:value-type="string">
            <text:p text:style-name="P30">Joy: <text:span text:style-name="T82">0</text:span></text:p>
            <text:p text:style-name="P30">Calmness: <text:span text:style-name="T82">0.2%</text:span></text:p>
            <text:p text:style-name="P30">Sadness: <text:s/><text:span text:style-name="T82">99.8%</text:span></text:p>
            <text:p text:style-name="P30">Surprise: <text:span text:style-name="T82">0</text:span></text:p>
          </table:table-cell>
          <table:table-cell table:style-name="Table1.F2" office:value-type="string">
            <text:p text:style-name="P30">Joy: <text:span text:style-name="T81">0</text:span></text:p>
            <text:p text:style-name="P30">Calmness: <text:span text:style-name="T81">00</text:span></text:p>
            <text:p text:style-name="P30">Sadness: <text:span text:style-name="T99">100</text:span></text:p>
            <text:p text:style-name="P30">Surprise: <text:span text:style-name="T81">0</text:span></text:p>
          </table:table-cell>
        </table:table-row>
        <table:table-row>
          <table:table-cell table:style-name="Table1.A2" office:value-type="string">
            <text:p text:style-name="P15">Disengaged touch</text:p>
          </table:table-cell>
          <table:table-cell table:style-name="Table1.A2" office:value-type="string">
            <text:p text:style-name="P30">Joy: <text:span text:style-name="T88">91.8%</text:span></text:p>
            <text:p text:style-name="P30">Calmness: <text:span text:style-name="T88">0</text:span></text:p>
            <text:p text:style-name="P30">Sadness: <text:span text:style-name="T88">8.2%</text:span></text:p>
            <text:p text:style-name="P30">Surprise: <text:span text:style-name="T88">0</text:span></text:p>
          </table:table-cell>
          <table:table-cell table:style-name="Table1.A2" office:value-type="string">
            <text:p text:style-name="P30">Joy: <text:span text:style-name="T90">2.1%</text:span></text:p>
            <text:p text:style-name="P30">Calmness: <text:span text:style-name="T90">18.4%</text:span></text:p>
            <text:p text:style-name="P30">Sadness: <text:span text:style-name="T90">79.4%</text:span></text:p>
            <text:p text:style-name="P30">Surprise: <text:span text:style-name="T90">0</text:span></text:p>
          </table:table-cell>
          <table:table-cell table:style-name="Table1.A2" office:value-type="string">
            <text:p text:style-name="P30">Joy: <text:span text:style-name="T94">0.9</text:span></text:p>
            <text:p text:style-name="P30">Calmness: <text:span text:style-name="T94">11.6</text:span></text:p>
            <text:p text:style-name="P30">Sadness: <text:span text:style-name="T94">87.5</text:span></text:p>
            <text:p text:style-name="P30">Surprise: <text:span text:style-name="T94">0</text:span></text:p>
          </table:table-cell>
          <table:table-cell table:style-name="Table1.A2" office:value-type="string">
            <text:p text:style-name="P30">Joy: <text:span text:style-name="T95">0.8</text:span></text:p>
            <text:p text:style-name="P30">Calmness: <text:span text:style-name="T95">13.3</text:span></text:p>
            <text:p text:style-name="P30">Sadness: <text:span text:style-name="T95">85.8</text:span></text:p>
            <text:p text:style-name="P30">Surprise: <text:span text:style-name="T95">0.1</text:span></text:p>
          </table:table-cell>
          <table:table-cell table:style-name="Table1.F2" office:value-type="string">
            <text:p text:style-name="P35">Joy: <text:span text:style-name="T97">4.8</text:span></text:p>
            <text:p text:style-name="P35">Calmness: <text:span text:style-name="T97">11.0</text:span></text:p>
            <text:p text:style-name="P35">Sadness: <text:span text:style-name="T97">84</text:span></text:p>
            <text:p text:style-name="P35">Surprise: <text:span text:style-name="T97">0.2</text:span></text:p>
          </table:table-cell>
        </table:table-row>
        <table:table-row>
          <table:table-cell table:style-name="Table1.A2" office:value-type="string">
            <text:p text:style-name="P15">Disengaged complete</text:p>
          </table:table-cell>
          <table:table-cell table:style-name="Table1.A2" office:value-type="string">
            <text:p text:style-name="P30">Joy: <text:span text:style-name="T38">3.3%</text:span></text:p>
            <text:p text:style-name="P30">Calmness: <text:span text:style-name="T38">3.6%</text:span></text:p>
            <text:p text:style-name="P34">Sadness: <text:span text:style-name="T38">93.1%</text:span></text:p>
            <text:p text:style-name="P30">Surprise: -</text:p>
          </table:table-cell>
          <table:table-cell table:style-name="Table1.A2" office:value-type="string">
            <text:p text:style-name="P30">Joy: <text:span text:style-name="T43">0.4%</text:span></text:p>
            <text:p text:style-name="P30">Calmness: <text:span text:style-name="T43">4.8%</text:span></text:p>
            <text:p text:style-name="P30">Sadness: <text:span text:style-name="T43">94.8%</text:span></text:p>
            <text:p text:style-name="P30">Surprise: -</text:p>
          </table:table-cell>
          <table:table-cell table:style-name="Table1.A2" office:value-type="string">
            <text:p text:style-name="P30">Joy: -</text:p>
            <text:p text:style-name="P30">Calmness: <text:span text:style-name="T47">1.7%</text:span></text:p>
            <text:p text:style-name="P30">Sadness: <text:span text:style-name="T47">98.3%</text:span></text:p>
            <text:p text:style-name="P30">Surprise: -</text:p>
          </table:table-cell>
          <table:table-cell table:style-name="Table1.A2" office:value-type="string">
            <text:p text:style-name="P30">Joy: -</text:p>
            <text:p text:style-name="P30">Calmness: <text:span text:style-name="T51">0.2%</text:span></text:p>
            <text:p text:style-name="P30">Sadness: <text:span text:style-name="T51">99.8%</text:span></text:p>
            <text:p text:style-name="P30">Surprise: -</text:p>
          </table:table-cell>
          <table:table-cell table:style-name="Table1.F2" office:value-type="string">
            <text:p text:style-name="P30">Joy: -</text:p>
            <text:p text:style-name="P30">Calmness: -</text:p>
            <text:p text:style-name="P30">Sadness: <text:span text:style-name="T54">100%</text:span></text:p>
            <text:p text:style-name="P30">Surprise: -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6"/>
      <text:p text:style-name="P6"><text:soft-page-break/>Emotional signal</text:p>
      <text:p text:style-name="P2"/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16">User/Robot</text:p>
          </table:table-cell>
          <table:table-cell table:style-name="Table2.A1" office:value-type="string">
            <text:p text:style-name="P16">Non dependent</text:p>
          </table:table-cell>
          <table:table-cell table:style-name="Table2.A1" office:value-type="string">
            <text:p text:style-name="P16">M. non dependent</text:p>
          </table:table-cell>
          <table:table-cell table:style-name="Table2.A1" office:value-type="string">
            <text:p text:style-name="P16">Neutral</text:p>
          </table:table-cell>
          <table:table-cell table:style-name="Table2.A1" office:value-type="string">
            <text:p text:style-name="P16">M. dependent</text:p>
          </table:table-cell>
          <table:table-cell table:style-name="Table2.F1" office:value-type="string">
            <text:p text:style-name="P16">Dependent</text:p>
          </table:table-cell>
        </table:table-row>
        <table:table-row>
          <table:table-cell table:style-name="Table2.A2" office:value-type="string">
            <text:p text:style-name="P16">Engaged complete</text:p>
          </table:table-cell>
          <table:table-cell table:style-name="Table2.A2" office:value-type="string">
            <text:p text:style-name="P20">Mean: <text:span text:style-name="T10">88</text:span></text:p>
            <text:p text:style-name="P20">Std: <text:span text:style-name="T11">3</text:span></text:p>
          </table:table-cell>
          <table:table-cell table:style-name="Table2.A2" office:value-type="string">
            <text:p text:style-name="P20">Mean: <text:span text:style-name="T13">87.95</text:span></text:p>
            <text:p text:style-name="P20">Std: <text:span text:style-name="T13">4.71</text:span></text:p>
          </table:table-cell>
          <table:table-cell table:style-name="Table2.A2" office:value-type="string">
            <text:p text:style-name="P20">Mean: <text:span text:style-name="T17">88.79</text:span></text:p>
            <text:p text:style-name="P20">Std: <text:span text:style-name="T17">7.98</text:span></text:p>
          </table:table-cell>
          <table:table-cell table:style-name="Table2.A2" office:value-type="string">
            <text:p text:style-name="P20">Mean: <text:span text:style-name="T20">89.3</text:span></text:p>
            <text:p text:style-name="P20">Std: <text:span text:style-name="T20">11.39</text:span></text:p>
          </table:table-cell>
          <table:table-cell table:style-name="Table2.F2" office:value-type="string">
            <text:p text:style-name="P25"><text:span text:style-name="T7">M</text:span>ean: <text:span text:style-name="T5">88.6</text:span></text:p>
            <text:p text:style-name="P25">Std: <text:span text:style-name="T5">15.4</text:span></text:p>
          </table:table-cell>
        </table:table-row>
        <table:table-row>
          <table:table-cell table:style-name="Table2.A2" office:value-type="string">
            <text:p text:style-name="P16">Engaged touch</text:p>
          </table:table-cell>
          <table:table-cell table:style-name="Table2.A2" office:value-type="string">
            <text:p text:style-name="P20">Mean: <text:span text:style-name="T55">88.75</text:span></text:p>
            <text:p text:style-name="P20">Std: <text:span text:style-name="T55">2.83</text:span></text:p>
          </table:table-cell>
          <table:table-cell table:style-name="Table2.A2" office:value-type="string">
            <text:p text:style-name="P20">Mean: <text:span text:style-name="T58">81.47</text:span></text:p>
            <text:p text:style-name="P20">Std: <text:span text:style-name="T58">4.28</text:span></text:p>
          </table:table-cell>
          <table:table-cell table:style-name="Table2.A2" office:value-type="string">
            <text:p text:style-name="P20">Mean: <text:span text:style-name="T61">74.27</text:span></text:p>
            <text:p text:style-name="P20">Std: <text:span text:style-name="T61">7.02</text:span></text:p>
          </table:table-cell>
          <table:table-cell table:style-name="Table2.A2" office:value-type="string">
            <text:p text:style-name="P20">Mean: <text:span text:style-name="T65">66.97</text:span></text:p>
            <text:p text:style-name="P20">Std: <text:span text:style-name="T65">10.11</text:span></text:p>
          </table:table-cell>
          <table:table-cell table:style-name="Table2.F2" office:value-type="string">
            <text:p text:style-name="P20">Mean: <text:span text:style-name="T68">59.79</text:span></text:p>
            <text:p text:style-name="P20">Std: <text:span text:style-name="T68">13.24</text:span></text:p>
          </table:table-cell>
        </table:table-row>
        <table:table-row>
          <table:table-cell table:style-name="Table2.A2" office:value-type="string">
            <text:p text:style-name="P16">Engaged answers</text:p>
          </table:table-cell>
          <table:table-cell table:style-name="Table2.A2" office:value-type="string">
            <text:p text:style-name="P20">Mean: <text:span text:style-name="T71">81.58</text:span></text:p>
            <text:p text:style-name="P20">Std: <text:span text:style-name="T71">3.31</text:span></text:p>
          </table:table-cell>
          <table:table-cell table:style-name="Table2.A2" office:value-type="string">
            <text:p text:style-name="P20">Mean: <text:span text:style-name="T73">74.9</text:span></text:p>
            <text:p text:style-name="P20">Std: <text:span text:style-name="T73">4.5</text:span></text:p>
          </table:table-cell>
          <table:table-cell table:style-name="Table2.A2" office:value-type="string">
            <text:p text:style-name="P20">Mean: <text:span text:style-name="T75">68.47</text:span></text:p>
            <text:p text:style-name="P20">Std: <text:span text:style-name="T75">7.13</text:span></text:p>
          </table:table-cell>
          <table:table-cell table:style-name="Table2.A2" office:value-type="string">
            <text:p text:style-name="P20">Mean: <text:span text:style-name="T78">62.6</text:span></text:p>
            <text:p text:style-name="P20">Std: <text:span text:style-name="T78">10.33</text:span></text:p>
          </table:table-cell>
          <table:table-cell table:style-name="Table2.F2" office:value-type="string">
            <text:p text:style-name="P20">Mean: <text:span text:style-name="T79">56.05</text:span></text:p>
            <text:p text:style-name="P20">Std: <text:span text:style-name="T79">13.45</text:span></text:p>
          </table:table-cell>
        </table:table-row>
        <table:table-row>
          <table:table-cell table:style-name="Table2.A2" office:value-type="string">
            <text:p text:style-name="P16">Neutral</text:p>
          </table:table-cell>
          <table:table-cell table:style-name="Table2.A2" office:value-type="string">
            <text:p text:style-name="P20">Mean: <text:span text:style-name="T24">78.84</text:span></text:p>
            <text:p text:style-name="P20">Std: <text:span text:style-name="T24">5.45</text:span></text:p>
          </table:table-cell>
          <table:table-cell table:style-name="Table2.A2" office:value-type="string">
            <text:p text:style-name="P20">Mean: <text:span text:style-name="T28">67.88</text:span></text:p>
            <text:p text:style-name="P20">Std: <text:span text:style-name="T28">9.92</text:span></text:p>
          </table:table-cell>
          <table:table-cell table:style-name="Table2.A2" office:value-type="string">
            <text:p text:style-name="P20">Mean: <text:span text:style-name="T29">57.98</text:span></text:p>
            <text:p text:style-name="P20">Std: <text:span text:style-name="T29">16.89</text:span></text:p>
          </table:table-cell>
          <table:table-cell table:style-name="Table2.A2" office:value-type="string">
            <text:p text:style-name="P20">Mean: <text:span text:style-name="T31">46.38</text:span></text:p>
            <text:p text:style-name="P20">Std: <text:span text:style-name="T31">23.75</text:span></text:p>
          </table:table-cell>
          <table:table-cell table:style-name="Table2.F2" office:value-type="string">
            <text:p text:style-name="P20">Mean: <text:span text:style-name="T35">31.02</text:span></text:p>
            <text:p text:style-name="P20">Std: <text:span text:style-name="T35">28.96</text:span></text:p>
          </table:table-cell>
        </table:table-row>
        <table:table-row>
          <table:table-cell table:style-name="Table2.A2" office:value-type="string">
            <text:p text:style-name="P16">Disengaged answers</text:p>
          </table:table-cell>
          <table:table-cell table:style-name="Table2.A2" office:value-type="string">
            <text:p text:style-name="P20">Mean: <text:span text:style-name="T86">21.53</text:span></text:p>
            <text:p text:style-name="P20">Std: <text:span text:style-name="T86">12.08</text:span></text:p>
          </table:table-cell>
          <table:table-cell table:style-name="Table2.A2" office:value-type="string">
            <text:p text:style-name="P20">Mean: <text:span text:style-name="T85">17.06</text:span></text:p>
            <text:p text:style-name="P20">Std: <text:span text:style-name="T85">9.56</text:span></text:p>
          </table:table-cell>
          <table:table-cell table:style-name="Table2.A2" office:value-type="string">
            <text:p text:style-name="P20">Mean: <text:span text:style-name="T84">12.72</text:span></text:p>
            <text:p text:style-name="P20">Std: <text:span text:style-name="T84">8.12</text:span></text:p>
          </table:table-cell>
          <table:table-cell table:style-name="Table2.A2" office:value-type="string">
            <text:p text:style-name="P20">Mean: <text:span text:style-name="T83">8.67</text:span></text:p>
            <text:p text:style-name="P20">Std: <text:span text:style-name="T83">8.21</text:span></text:p>
          </table:table-cell>
          <table:table-cell table:style-name="Table2.F2" office:value-type="string">
            <text:p text:style-name="P20">Mean: <text:span text:style-name="T81">4.65</text:span></text:p>
            <text:p text:style-name="P20">Std: <text:span text:style-name="T81">9.83</text:span></text:p>
          </table:table-cell>
        </table:table-row>
        <table:table-row>
          <table:table-cell table:style-name="Table2.A2" office:value-type="string">
            <text:p text:style-name="P16">Disengaged touch</text:p>
          </table:table-cell>
          <table:table-cell table:style-name="Table2.A2" office:value-type="string">
            <text:p text:style-name="P20">Mean: <text:span text:style-name="T88">71.71</text:span></text:p>
            <text:p text:style-name="P20">Std: <text:span text:style-name="T88">7.33</text:span></text:p>
          </table:table-cell>
          <table:table-cell table:style-name="Table2.A2" office:value-type="string">
            <text:p text:style-name="P20">Mean: <text:span text:style-name="T90">26.28</text:span></text:p>
            <text:p text:style-name="P20">Std: <text:span text:style-name="T90">14.94</text:span></text:p>
          </table:table-cell>
          <table:table-cell table:style-name="Table2.A2" office:value-type="string">
            <text:p text:style-name="P20">Mean: <text:span text:style-name="T94">22.05</text:span></text:p>
            <text:p text:style-name="P20">Std: <text:span text:style-name="T94">13.29</text:span></text:p>
          </table:table-cell>
          <table:table-cell table:style-name="Table2.A2" office:value-type="string">
            <text:p text:style-name="P20">Mean: <text:span text:style-name="T96">18.52</text:span></text:p>
            <text:p text:style-name="P20">Std: <text:span text:style-name="T96">16.28</text:span></text:p>
          </table:table-cell>
          <table:table-cell table:style-name="Table2.F2" office:value-type="string">
            <text:p text:style-name="P20">Mean: <text:span text:style-name="T97">14.21</text:span></text:p>
            <text:p text:style-name="P20">Std: <text:span text:style-name="T97">21.81</text:span></text:p>
          </table:table-cell>
        </table:table-row>
        <table:table-row>
          <table:table-cell table:style-name="Table2.A2" office:value-type="string">
            <text:p text:style-name="P16">Disengaged complete</text:p>
          </table:table-cell>
          <table:table-cell table:style-name="Table2.A2" office:value-type="string">
            <text:p text:style-name="P26">Mean: <text:span text:style-name="T39">20.53</text:span></text:p>
            <text:p text:style-name="P26">Std: <text:span text:style-name="T39">12.07</text:span></text:p>
          </table:table-cell>
          <table:table-cell table:style-name="Table2.A2" office:value-type="string">
            <text:p text:style-name="P20">Mean: <text:span text:style-name="T43">17.01</text:span></text:p>
            <text:p text:style-name="P20">Std: <text:span text:style-name="T43">9.44</text:span></text:p>
          </table:table-cell>
          <table:table-cell table:style-name="Table2.A2" office:value-type="string">
            <text:p text:style-name="P20">Mean: <text:span text:style-name="T47">12.63</text:span></text:p>
            <text:p text:style-name="P20">Std: <text:span text:style-name="T47">7.98</text:span></text:p>
          </table:table-cell>
          <table:table-cell table:style-name="Table2.A2" office:value-type="string">
            <text:p text:style-name="P20">Mean: <text:span text:style-name="T52">9.17</text:span></text:p>
            <text:p text:style-name="P20">Std: <text:span text:style-name="T52">8.19</text:span></text:p>
          </table:table-cell>
          <table:table-cell table:style-name="Table2.F2" office:value-type="string">
            <text:p text:style-name="P20">Mean: <text:span text:style-name="T54">4.61</text:span></text:p>
            <text:p text:style-name="P20">Std: <text:span text:style-name="T54">9.67</text:span></text:p>
          </table:table-cell>
        </table:table-row>
      </table:table>
      <text:p text:style-name="P11"/>
      <text:p text:style-name="P7"><text:span text:style-name="T1">External e</text:span>motional signal</text:p>
      <text:p text:style-name="P3"/>
      <table:table table:name="Table3" table:style-name="Table3">
        <table:table-column table:style-name="Table3.A" table:number-columns-repeated="5"/>
        <table:table-column table:style-name="Table3.F"/>
        <table:table-row>
          <table:table-cell table:style-name="Table3.A1" office:value-type="string">
            <text:p text:style-name="P17">User/Robot</text:p>
          </table:table-cell>
          <table:table-cell table:style-name="Table3.A1" office:value-type="string">
            <text:p text:style-name="P17">Non dependent</text:p>
          </table:table-cell>
          <table:table-cell table:style-name="Table3.A1" office:value-type="string">
            <text:p text:style-name="P17">M. non dependent</text:p>
          </table:table-cell>
          <table:table-cell table:style-name="Table3.A1" office:value-type="string">
            <text:p text:style-name="P17">Neutral</text:p>
          </table:table-cell>
          <table:table-cell table:style-name="Table3.A1" office:value-type="string">
            <text:p text:style-name="P17">M. dependent</text:p>
          </table:table-cell>
          <table:table-cell table:style-name="Table3.F1" office:value-type="string">
            <text:p text:style-name="P17">Dependent</text:p>
          </table:table-cell>
        </table:table-row>
        <table:table-row>
          <table:table-cell table:style-name="Table3.A2" office:value-type="string">
            <text:p text:style-name="P17">Engaged complete</text:p>
          </table:table-cell>
          <table:table-cell table:style-name="Table3.A2" office:value-type="string">
            <text:p text:style-name="P20">Mean: <text:span text:style-name="T10">89.65</text:span></text:p>
            <text:p text:style-name="P20">Std: <text:span text:style-name="T10">15</text:span></text:p>
          </table:table-cell>
          <table:table-cell table:style-name="Table3.A2" office:value-type="string">
            <text:p text:style-name="P21">Mean: <text:span text:style-name="T14">88.92</text:span></text:p>
            <text:p text:style-name="P21">Std: <text:span text:style-name="T14">15.29</text:span></text:p>
          </table:table-cell>
          <table:table-cell table:style-name="Table3.A2" office:value-type="string">
            <text:p text:style-name="P21">Mean: <text:span text:style-name="T17">89.06</text:span></text:p>
            <text:p text:style-name="P21">Std: <text:span text:style-name="T17">15.15</text:span></text:p>
          </table:table-cell>
          <table:table-cell table:style-name="Table3.A2" office:value-type="string">
            <text:p text:style-name="P21">Mean: <text:span text:style-name="T21">89.65</text:span></text:p>
            <text:p text:style-name="P21">Std: <text:span text:style-name="T21">15.0</text:span></text:p>
          </table:table-cell>
          <table:table-cell table:style-name="Table3.F2" office:value-type="string">
            <text:p text:style-name="P24">Mean: <text:span text:style-name="T6">88.6</text:span></text:p>
            <text:p text:style-name="P24">Std: <text:span text:style-name="T6">15.4</text:span></text:p>
          </table:table-cell>
        </table:table-row>
        <table:table-row>
          <table:table-cell table:style-name="Table3.A2" office:value-type="string">
            <text:p text:style-name="P17">Engaged touch</text:p>
          </table:table-cell>
          <table:table-cell table:style-name="Table3.A2" office:value-type="string">
            <text:p text:style-name="P21">Mean: <text:span text:style-name="T55">59.89</text:span></text:p>
            <text:p text:style-name="P21">Std: <text:span text:style-name="T55">13.14</text:span></text:p>
          </table:table-cell>
          <table:table-cell table:style-name="Table3.A2" office:value-type="string">
            <text:p text:style-name="P21">Mean: <text:span text:style-name="T59">59.87</text:span></text:p>
            <text:p text:style-name="P21">Std: <text:span text:style-name="T59">13.2</text:span></text:p>
          </table:table-cell>
          <table:table-cell table:style-name="Table3.A2" office:value-type="string">
            <text:p text:style-name="P21">Mean: <text:span text:style-name="T61">59.9</text:span></text:p>
            <text:p text:style-name="P21">Std: <text:span text:style-name="T61">13.15</text:span></text:p>
          </table:table-cell>
          <table:table-cell table:style-name="Table3.A2" office:value-type="string">
            <text:p text:style-name="P21">Mean: <text:span text:style-name="T66">59.81</text:span></text:p>
            <text:p text:style-name="P21">Std: <text:span text:style-name="T66">13.24</text:span></text:p>
          </table:table-cell>
          <table:table-cell table:style-name="Table3.F2" office:value-type="string">
            <text:p text:style-name="P28">Mean: <text:span text:style-name="T68">59.79</text:span></text:p>
            <text:p text:style-name="P28">Std: <text:span text:style-name="T68">13.24</text:span></text:p>
          </table:table-cell>
        </table:table-row>
        <table:table-row>
          <table:table-cell table:style-name="Table3.A2" office:value-type="string">
            <text:p text:style-name="P17">Engaged answers</text:p>
          </table:table-cell>
          <table:table-cell table:style-name="Table3.A2" office:value-type="string">
            <text:p text:style-name="P21">Mean: <text:span text:style-name="T71">55.93</text:span></text:p>
            <text:p text:style-name="P21">Std: <text:span text:style-name="T71">13.51</text:span></text:p>
          </table:table-cell>
          <table:table-cell table:style-name="Table3.A2" office:value-type="string">
            <text:p text:style-name="P21">Mean: <text:span text:style-name="T73">55.93</text:span></text:p>
            <text:p text:style-name="P21">Std: <text:span text:style-name="T73">13.8</text:span></text:p>
          </table:table-cell>
          <table:table-cell table:style-name="Table3.A2" office:value-type="string">
            <text:p text:style-name="P21">Mean: <text:span text:style-name="T75">56.14</text:span></text:p>
            <text:p text:style-name="P21">Std: <text:span text:style-name="T75">13.6</text:span></text:p>
          </table:table-cell>
          <table:table-cell table:style-name="Table3.A2" office:value-type="string">
            <text:p text:style-name="P21">Mean: <text:span text:style-name="T78">56.39</text:span></text:p>
            <text:p text:style-name="P21">Std: <text:span text:style-name="T78">13.59</text:span></text:p>
          </table:table-cell>
          <table:table-cell table:style-name="Table3.F2" office:value-type="string">
            <text:p text:style-name="P29">Mean: <text:span text:style-name="T79">56.05</text:span></text:p>
            <text:p text:style-name="P29">Std: <text:span text:style-name="T79">13.45</text:span></text:p>
          </table:table-cell>
        </table:table-row>
        <table:table-row>
          <table:table-cell table:style-name="Table3.A2" office:value-type="string">
            <text:p text:style-name="P17">Neutral</text:p>
          </table:table-cell>
          <table:table-cell table:style-name="Table3.A2" office:value-type="string">
            <text:p text:style-name="P21">Mean: <text:span text:style-name="T25">34.63</text:span></text:p>
            <text:p text:style-name="P21">Std: <text:span text:style-name="T25">30.15</text:span></text:p>
          </table:table-cell>
          <table:table-cell table:style-name="Table3.A2" office:value-type="string">
            <text:p text:style-name="P21">Mean: <text:span text:style-name="T28">32. 31</text:span></text:p>
            <text:p text:style-name="P21">Std: <text:span text:style-name="T28">30.65</text:span></text:p>
          </table:table-cell>
          <table:table-cell table:style-name="Table3.A2" office:value-type="string">
            <text:p text:style-name="P21">Mean: <text:span text:style-name="T29">35.79</text:span></text:p>
            <text:p text:style-name="P21">Std: <text:span text:style-name="T29">30.84</text:span></text:p>
          </table:table-cell>
          <table:table-cell table:style-name="Table3.A2" office:value-type="string">
            <text:p text:style-name="P21">Mean: <text:span text:style-name="T32">35.56</text:span></text:p>
            <text:p text:style-name="P21">Std: <text:span text:style-name="T32">30.92</text:span></text:p>
          </table:table-cell>
          <table:table-cell table:style-name="Table3.F2" office:value-type="string">
            <text:p text:style-name="P26">Mean: <text:span text:style-name="T35">31.02</text:span></text:p>
            <text:p text:style-name="P26">Std: <text:span text:style-name="T35">28.96</text:span></text:p>
          </table:table-cell>
        </table:table-row>
        <table:table-row>
          <table:table-cell table:style-name="Table3.A2" office:value-type="string">
            <text:p text:style-name="P17">Disengaged answers</text:p>
          </table:table-cell>
          <table:table-cell table:style-name="Table3.A2" office:value-type="string">
            <text:p text:style-name="P21">Mean: <text:span text:style-name="T86">4.65</text:span></text:p>
            <text:p text:style-name="P21">Std: <text:span text:style-name="T86">9.84</text:span></text:p>
          </table:table-cell>
          <table:table-cell table:style-name="Table3.A2" office:value-type="string">
            <text:p text:style-name="P21">Mean: <text:span text:style-name="T85">4.88</text:span></text:p>
            <text:p text:style-name="P21">Std: <text:span text:style-name="T85">9.95</text:span></text:p>
          </table:table-cell>
          <table:table-cell table:style-name="Table3.A2" office:value-type="string">
            <text:p text:style-name="P21">Mean: <text:span text:style-name="T84">12.72</text:span></text:p>
            <text:p text:style-name="P21">Std: <text:span text:style-name="T84">8.12</text:span></text:p>
          </table:table-cell>
          <table:table-cell table:style-name="Table3.A2" office:value-type="string">
            <text:p text:style-name="P21">Mean: <text:span text:style-name="T83">4.73</text:span></text:p>
            <text:p text:style-name="P21">Std: <text:span text:style-name="T83">9.9</text:span></text:p>
          </table:table-cell>
          <table:table-cell table:style-name="Table3.F2" office:value-type="string">
            <text:p text:style-name="P21">Mean: <text:span text:style-name="T81">4.65</text:span></text:p>
            <text:p text:style-name="P21">Std: <text:span text:style-name="T81">9.83</text:span></text:p>
          </table:table-cell>
        </table:table-row>
        <table:table-row>
          <table:table-cell table:style-name="Table3.A2" office:value-type="string">
            <text:p text:style-name="P17">Disengaged touch</text:p>
          </table:table-cell>
          <table:table-cell table:style-name="Table3.A2" office:value-type="string">
            <text:p text:style-name="P21">Mean: <text:span text:style-name="T88">14.62</text:span></text:p>
            <text:p text:style-name="P21">Std: <text:span text:style-name="T88">22.02</text:span></text:p>
          </table:table-cell>
          <table:table-cell table:style-name="Table3.A2" office:value-type="string">
            <text:p text:style-name="P21">Mean: <text:span text:style-name="T90">10.86</text:span></text:p>
            <text:p text:style-name="P21">Std: <text:span text:style-name="T90">18.62</text:span></text:p>
          </table:table-cell>
          <table:table-cell table:style-name="Table3.A2" office:value-type="string">
            <text:p text:style-name="P21">Mean: <text:span text:style-name="T94">11.2</text:span></text:p>
            <text:p text:style-name="P21">Std: <text:span text:style-name="T94">18.96</text:span></text:p>
          </table:table-cell>
          <table:table-cell table:style-name="Table3.A2" office:value-type="string">
            <text:p text:style-name="P21">Mean: <text:span text:style-name="T96">12.46</text:span></text:p>
            <text:p text:style-name="P21">Std: <text:span text:style-name="T96">20.46</text:span></text:p>
          </table:table-cell>
          <table:table-cell table:style-name="Table3.F2" office:value-type="string">
            <text:p text:style-name="P21">Mean: <text:span text:style-name="T97">14.21</text:span></text:p>
            <text:p text:style-name="P21">Std: <text:span text:style-name="T97">21.81</text:span></text:p>
          </table:table-cell>
        </table:table-row>
        <table:table-row>
          <table:table-cell table:style-name="Table3.A2" office:value-type="string">
            <text:p text:style-name="P17">Disengaged complete</text:p>
          </table:table-cell>
          <table:table-cell table:style-name="Table3.A2" office:value-type="string">
            <text:p text:style-name="P21">Mean: <text:span text:style-name="T40">4.61</text:span></text:p>
            <text:p text:style-name="P21">Std: <text:span text:style-name="T40">9.68</text:span></text:p>
          </table:table-cell>
          <table:table-cell table:style-name="Table3.A2" office:value-type="string">
            <text:p text:style-name="P21">Mean: <text:span text:style-name="T43">4.99</text:span></text:p>
            <text:p text:style-name="P21">Std: <text:span text:style-name="T43">10.46</text:span></text:p>
          </table:table-cell>
          <table:table-cell table:style-name="Table3.A2" office:value-type="string">
            <text:p text:style-name="P21">Mean: <text:span text:style-name="T48">4.61</text:span></text:p>
            <text:p text:style-name="P21">Std: <text:span text:style-name="T48">9.66</text:span></text:p>
          </table:table-cell>
          <table:table-cell table:style-name="Table3.A2" office:value-type="string">
            <text:p text:style-name="P21">Mean: <text:span text:style-name="T52">4.77</text:span></text:p>
            <text:p text:style-name="P21">Std: <text:span text:style-name="T52">9.69</text:span></text:p>
          </table:table-cell>
          <table:table-cell table:style-name="Table3.F2" office:value-type="string">
            <text:p text:style-name="P27">Mean: <text:span text:style-name="T54">4.61</text:span></text:p>
            <text:p text:style-name="P27">Std: <text:span text:style-name="T54">9.67</text:span>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8"><text:soft-page-break/><text:span text:style-name="T2">Stimulation</text:span> signal</text:p>
      <text:p text:style-name="P4"/>
      <table:table table:name="Table4" table:style-name="Table4">
        <table:table-column table:style-name="Table4.A" table:number-columns-repeated="5"/>
        <table:table-column table:style-name="Table4.F"/>
        <table:table-row>
          <table:table-cell table:style-name="Table4.A1" office:value-type="string">
            <text:p text:style-name="P18">User/Robot</text:p>
          </table:table-cell>
          <table:table-cell table:style-name="Table4.A1" office:value-type="string">
            <text:p text:style-name="P18">Non dependent</text:p>
          </table:table-cell>
          <table:table-cell table:style-name="Table4.A1" office:value-type="string">
            <text:p text:style-name="P18">M. non dependent</text:p>
          </table:table-cell>
          <table:table-cell table:style-name="Table4.A1" office:value-type="string">
            <text:p text:style-name="P18">Neutral</text:p>
          </table:table-cell>
          <table:table-cell table:style-name="Table4.A1" office:value-type="string">
            <text:p text:style-name="P18">M. dependent</text:p>
          </table:table-cell>
          <table:table-cell table:style-name="Table4.F1" office:value-type="string">
            <text:p text:style-name="P18">Dependent</text:p>
          </table:table-cell>
        </table:table-row>
        <table:table-row>
          <table:table-cell table:style-name="Table4.A2" office:value-type="string">
            <text:p text:style-name="P18">Engaged complete</text:p>
          </table:table-cell>
          <table:table-cell table:style-name="Table4.A2" office:value-type="string">
            <text:p text:style-name="P22">Mean: <text:span text:style-name="T12">97.8</text:span></text:p>
            <text:p text:style-name="P22">Std: <text:span text:style-name="T12">9.5</text:span></text:p>
          </table:table-cell>
          <table:table-cell table:style-name="Table4.A2" office:value-type="string">
            <text:p text:style-name="P22">Mean: <text:span text:style-name="T15">97.23</text:span></text:p>
            <text:p text:style-name="P22">Std: <text:span text:style-name="T15">13.94</text:span></text:p>
          </table:table-cell>
          <table:table-cell table:style-name="Table4.A2" office:value-type="string">
            <text:p text:style-name="P22">Mean: <text:span text:style-name="T18">97.85</text:span></text:p>
            <text:p text:style-name="P22">Std: <text:span text:style-name="T18">9.3</text:span></text:p>
          </table:table-cell>
          <table:table-cell table:style-name="Table4.A2" office:value-type="string">
            <text:p text:style-name="P22">Mean: <text:span text:style-name="T22">97.85</text:span></text:p>
            <text:p text:style-name="P22">Std: <text:span text:style-name="T22">9.32</text:span></text:p>
          </table:table-cell>
          <table:table-cell table:style-name="Table4.F2" office:value-type="string">
            <text:p text:style-name="P22">Mean: <text:span text:style-name="T8">97.8</text:span></text:p>
            <text:p text:style-name="P22">Std: <text:span text:style-name="T8">9.5</text:span></text:p>
          </table:table-cell>
        </table:table-row>
        <table:table-row>
          <table:table-cell table:style-name="Table4.A2" office:value-type="string">
            <text:p text:style-name="P18">Engaged touch</text:p>
          </table:table-cell>
          <table:table-cell table:style-name="Table4.A2" office:value-type="string">
            <text:p text:style-name="P22">Mean: <text:span text:style-name="T56">98.01</text:span></text:p>
            <text:p text:style-name="P22">Std: <text:span text:style-name="T56">8.72</text:span></text:p>
          </table:table-cell>
          <table:table-cell table:style-name="Table4.A2" office:value-type="string">
            <text:p text:style-name="P22">Mean: <text:span text:style-name="T59">97.88</text:span></text:p>
            <text:p text:style-name="P22">Std: <text:span text:style-name="T59">9.24</text:span></text:p>
          </table:table-cell>
          <table:table-cell table:style-name="Table4.A2" office:value-type="string">
            <text:p text:style-name="P22">Mean: <text:span text:style-name="T62">97.94</text:span></text:p>
            <text:p text:style-name="P22">Std: <text:span text:style-name="T62">8.99</text:span></text:p>
          </table:table-cell>
          <table:table-cell table:style-name="Table4.A2" office:value-type="string">
            <text:p text:style-name="P22">Mean: <text:span text:style-name="T67">97.84</text:span></text:p>
            <text:p text:style-name="P22">Std: <text:span text:style-name="T67">9.3</text:span></text:p>
          </table:table-cell>
          <table:table-cell table:style-name="Table4.F2" office:value-type="string">
            <text:p text:style-name="P22">Mean: <text:span text:style-name="T69">97.85</text:span></text:p>
            <text:p text:style-name="P22">Std: <text:span text:style-name="T69">9.23</text:span></text:p>
          </table:table-cell>
        </table:table-row>
        <table:table-row>
          <table:table-cell table:style-name="Table4.A2" office:value-type="string">
            <text:p text:style-name="P18">Engaged answers</text:p>
          </table:table-cell>
          <table:table-cell table:style-name="Table4.A2" office:value-type="string">
            <text:p text:style-name="P22">Mean: <text:span text:style-name="T71">0.27</text:span></text:p>
            <text:p text:style-name="P22">Std: <text:span text:style-name="T71">11.65</text:span></text:p>
          </table:table-cell>
          <table:table-cell table:style-name="Table4.A2" office:value-type="string">
            <text:p text:style-name="P22">Mean: <text:span text:style-name="T74">0.68</text:span></text:p>
            <text:p text:style-name="P22">Std: <text:span text:style-name="T74">5.91</text:span></text:p>
          </table:table-cell>
          <table:table-cell table:style-name="Table4.A2" office:value-type="string">
            <text:p text:style-name="P22">Mean: <text:span text:style-name="T76">0.99</text:span></text:p>
            <text:p text:style-name="P22">Std: <text:span text:style-name="T76">7.01</text:span></text:p>
          </table:table-cell>
          <table:table-cell table:style-name="Table4.A2" office:value-type="string">
            <text:p text:style-name="P22">Mean: <text:span text:style-name="T78">0.63</text:span></text:p>
            <text:p text:style-name="P22">Std: <text:span text:style-name="T78">4.64</text:span></text:p>
          </table:table-cell>
          <table:table-cell table:style-name="Table4.F2" office:value-type="string">
            <text:p text:style-name="P22">Mean: <text:span text:style-name="T80">0.31</text:span></text:p>
            <text:p text:style-name="P22">Std: <text:span text:style-name="T80">1.2</text:span></text:p>
          </table:table-cell>
        </table:table-row>
        <table:table-row>
          <table:table-cell table:style-name="Table4.A2" office:value-type="string">
            <text:p text:style-name="P18">Neutral</text:p>
          </table:table-cell>
          <table:table-cell table:style-name="Table4.A2" office:value-type="string">
            <text:p text:style-name="P22">Mean: <text:span text:style-name="T26">39.12</text:span></text:p>
            <text:p text:style-name="P22">Std: <text:span text:style-name="T26">46.4</text:span></text:p>
          </table:table-cell>
          <table:table-cell table:style-name="Table4.A2" office:value-type="string">
            <text:p text:style-name="P22">Mean: <text:span text:style-name="T28">41.69</text:span></text:p>
            <text:p text:style-name="P22">Std: <text:span text:style-name="T28">46.42</text:span></text:p>
          </table:table-cell>
          <table:table-cell table:style-name="Table4.A2" office:value-type="string">
            <text:p text:style-name="P22">Mean: <text:span text:style-name="T29">46.61</text:span></text:p>
            <text:p text:style-name="P22">Std: <text:span text:style-name="T29">47.78</text:span></text:p>
          </table:table-cell>
          <table:table-cell table:style-name="Table4.A2" office:value-type="string">
            <text:p text:style-name="P22">Mean: <text:span text:style-name="T33">45.26</text:span></text:p>
            <text:p text:style-name="P22">Std: <text:span text:style-name="T33">47.28</text:span></text:p>
          </table:table-cell>
          <table:table-cell table:style-name="Table4.F2" office:value-type="string">
            <text:p text:style-name="P22">Mean: <text:span text:style-name="T36">34.94</text:span></text:p>
            <text:p text:style-name="P22">Std: <text:span text:style-name="T36">45.09</text:span></text:p>
          </table:table-cell>
        </table:table-row>
        <table:table-row>
          <table:table-cell table:style-name="Table4.A2" office:value-type="string">
            <text:p text:style-name="P18">Disengaged answers</text:p>
          </table:table-cell>
          <table:table-cell table:style-name="Table4.A2" office:value-type="string">
            <text:p text:style-name="P22">Mean: <text:span text:style-name="T86">0.05</text:span></text:p>
            <text:p text:style-name="P22">Std: <text:span text:style-name="T86">0.5</text:span></text:p>
          </table:table-cell>
          <table:table-cell table:style-name="Table4.A2" office:value-type="string">
            <text:p text:style-name="P22">Mean: <text:span text:style-name="T85">0.05</text:span></text:p>
            <text:p text:style-name="P22">Std: <text:span text:style-name="T85">0.52</text:span></text:p>
          </table:table-cell>
          <table:table-cell table:style-name="Table4.A2" office:value-type="string">
            <text:p text:style-name="P22">Mean: <text:span text:style-name="T84">0.02</text:span></text:p>
            <text:p text:style-name="P22">Std: <text:span text:style-name="T84">0.34</text:span></text:p>
          </table:table-cell>
          <table:table-cell table:style-name="Table4.A2" office:value-type="string">
            <text:p text:style-name="P22">Mean: <text:span text:style-name="T83">0.04</text:span></text:p>
            <text:p text:style-name="P22">Std: <text:span text:style-name="T83">0.41</text:span></text:p>
          </table:table-cell>
          <table:table-cell table:style-name="Table4.F2" office:value-type="string">
            <text:p text:style-name="P22">Mean: <text:span text:style-name="T81">0.02</text:span></text:p>
            <text:p text:style-name="P22">Std: <text:span text:style-name="T81">0.31</text:span></text:p>
          </table:table-cell>
        </table:table-row>
        <table:table-row>
          <table:table-cell table:style-name="Table4.A2" office:value-type="string">
            <text:p text:style-name="P18">Disengaged touch</text:p>
          </table:table-cell>
          <table:table-cell table:style-name="Table4.A2" office:value-type="string">
            <text:p text:style-name="P22">Mean: <text:span text:style-name="T88">29.28</text:span></text:p>
            <text:p text:style-name="P22">Std: <text:span text:style-name="T88">43.16</text:span></text:p>
          </table:table-cell>
          <table:table-cell table:style-name="Table4.A2" office:value-type="string">
            <text:p text:style-name="P22">Mean: <text:span text:style-name="T91">18.29</text:span></text:p>
            <text:p text:style-name="P22">Std: <text:span text:style-name="T91">36.16</text:span></text:p>
          </table:table-cell>
          <table:table-cell table:style-name="Table4.A2" office:value-type="string">
            <text:p text:style-name="P22">Mean: <text:span text:style-name="T94">19.25</text:span></text:p>
            <text:p text:style-name="P22">Std: <text:span text:style-name="T94">37.03</text:span></text:p>
          </table:table-cell>
          <table:table-cell table:style-name="Table4.A2" office:value-type="string">
            <text:p text:style-name="P22">Mean: <text:span text:style-name="T96">23.02</text:span></text:p>
            <text:p text:style-name="P22">Std: <text:span text:style-name="T96">39.86</text:span></text:p>
          </table:table-cell>
          <table:table-cell table:style-name="Table4.F2" office:value-type="string">
            <text:p text:style-name="P22">Mean: <text:span text:style-name="T97">28.1</text:span></text:p>
            <text:p text:style-name="P22">Std: <text:span text:style-name="T97">42.52</text:span></text:p>
          </table:table-cell>
        </table:table-row>
        <table:table-row>
          <table:table-cell table:style-name="Table4.A2" office:value-type="string">
            <text:p text:style-name="P18">Disengaged complete</text:p>
          </table:table-cell>
          <table:table-cell table:style-name="Table4.A2" office:value-type="string">
            <text:p text:style-name="P22">Mean: <text:span text:style-name="T41">0</text:span></text:p>
            <text:p text:style-name="P22">Std: <text:span text:style-name="T41">0</text:span></text:p>
          </table:table-cell>
          <table:table-cell table:style-name="Table4.A2" office:value-type="string">
            <text:p text:style-name="P22">Mean: <text:span text:style-name="T44">1.18</text:span></text:p>
            <text:p text:style-name="P22">Std: <text:span text:style-name="T44">9.86</text:span></text:p>
          </table:table-cell>
          <table:table-cell table:style-name="Table4.A2" office:value-type="string">
            <text:p text:style-name="P22">Mean: <text:span text:style-name="T49">0.04</text:span></text:p>
            <text:p text:style-name="P22">Std: <text:span text:style-name="T49">0.4</text:span></text:p>
          </table:table-cell>
          <table:table-cell table:style-name="Table4.A2" office:value-type="string">
            <text:p text:style-name="P22">Mean: <text:span text:style-name="T53">0.01</text:span></text:p>
            <text:p text:style-name="P22">Std: <text:span text:style-name="T53">0.19</text:span></text:p>
          </table:table-cell>
          <table:table-cell table:style-name="Table4.F2" office:value-type="string">
            <text:p text:style-name="P22">Mean: <text:span text:style-name="T54">0.03</text:span></text:p>
            <text:p text:style-name="P22">Std: <text:span text:style-name="T54">0.38</text:span></text:p>
          </table:table-cell>
        </table:table-row>
      </table:table>
      <text:p text:style-name="P8"/>
      <text:p text:style-name="P8"><text:span text:style-name="T2">Answers</text:span> signal</text:p>
      <text:p text:style-name="P4"/>
      <table:table table:name="Table5" table:style-name="Table5">
        <table:table-column table:style-name="Table5.A" table:number-columns-repeated="5"/>
        <table:table-column table:style-name="Table5.F"/>
        <table:table-row>
          <table:table-cell table:style-name="Table5.A1" office:value-type="string">
            <text:p text:style-name="P18">User/Robot</text:p>
          </table:table-cell>
          <table:table-cell table:style-name="Table5.A1" office:value-type="string">
            <text:p text:style-name="P18">Non dependent</text:p>
          </table:table-cell>
          <table:table-cell table:style-name="Table5.A1" office:value-type="string">
            <text:p text:style-name="P18">M. non dependent</text:p>
          </table:table-cell>
          <table:table-cell table:style-name="Table5.A1" office:value-type="string">
            <text:p text:style-name="P18">Neutral</text:p>
          </table:table-cell>
          <table:table-cell table:style-name="Table5.A1" office:value-type="string">
            <text:p text:style-name="P18">M. dependent</text:p>
          </table:table-cell>
          <table:table-cell table:style-name="Table5.F1" office:value-type="string">
            <text:p text:style-name="P18">Dependent</text:p>
          </table:table-cell>
        </table:table-row>
        <table:table-row>
          <table:table-cell table:style-name="Table5.A2" office:value-type="string">
            <text:p text:style-name="P18">Engaged complete</text:p>
          </table:table-cell>
          <table:table-cell table:style-name="Table5.A2" office:value-type="string">
            <text:p text:style-name="P22">Mean: <text:span text:style-name="T12">90.58</text:span></text:p>
            <text:p text:style-name="P22">Std: <text:span text:style-name="T12">11.55</text:span></text:p>
          </table:table-cell>
          <table:table-cell table:style-name="Table5.A2" office:value-type="string">
            <text:p text:style-name="P22">Mean: <text:span text:style-name="T15">88.99</text:span></text:p>
            <text:p text:style-name="P22">Std: <text:span text:style-name="T15">12.34</text:span></text:p>
          </table:table-cell>
          <table:table-cell table:style-name="Table5.A2" office:value-type="string">
            <text:p text:style-name="P22">Mean: <text:span text:style-name="T18">88.73</text:span></text:p>
            <text:p text:style-name="P22">Std: <text:span text:style-name="T18">13.32</text:span></text:p>
          </table:table-cell>
          <table:table-cell table:style-name="Table5.A2" office:value-type="string">
            <text:p text:style-name="P22">Mean: <text:span text:style-name="T22">90.53</text:span></text:p>
            <text:p text:style-name="P22">Std: <text:span text:style-name="T22">11.25</text:span></text:p>
          </table:table-cell>
          <table:table-cell table:style-name="Table5.F2" office:value-type="string">
            <text:p text:style-name="P22">Mean: <text:span text:style-name="T8">87.36</text:span></text:p>
            <text:p text:style-name="P22">Std: <text:span text:style-name="T8">13.1</text:span></text:p>
          </table:table-cell>
        </table:table-row>
        <table:table-row>
          <table:table-cell table:style-name="Table5.A2" office:value-type="string">
            <text:p text:style-name="P18">Engaged touch</text:p>
          </table:table-cell>
          <table:table-cell table:style-name="Table5.A2" office:value-type="string">
            <text:p text:style-name="P22">Mean: <text:span text:style-name="T56">0.47</text:span></text:p>
            <text:p text:style-name="P22">Std: <text:span text:style-name="T56">4.0</text:span></text:p>
          </table:table-cell>
          <table:table-cell table:style-name="Table5.A2" office:value-type="string">
            <text:p text:style-name="P22">Mean: <text:span text:style-name="T59">0.42</text:span></text:p>
            <text:p text:style-name="P22">Std: <text:span text:style-name="T59">3.91</text:span></text:p>
          </table:table-cell>
          <table:table-cell table:style-name="Table5.A2" office:value-type="string">
            <text:p text:style-name="P22">Mean: <text:span text:style-name="T63">0.45</text:span></text:p>
            <text:p text:style-name="P22">Std: <text:span text:style-name="T63">3.99</text:span></text:p>
          </table:table-cell>
          <table:table-cell table:style-name="Table5.A2" office:value-type="string">
            <text:p text:style-name="P22">Mean: <text:span text:style-name="T67">0.46</text:span></text:p>
            <text:p text:style-name="P22">Std: <text:span text:style-name="T67">4.02</text:span></text:p>
          </table:table-cell>
          <table:table-cell table:style-name="Table5.F2" office:value-type="string">
            <text:p text:style-name="P22">Mean: <text:span text:style-name="T70">0.43</text:span></text:p>
            <text:p text:style-name="P22">Std: <text:span text:style-name="T70">3.94</text:span></text:p>
          </table:table-cell>
        </table:table-row>
        <table:table-row>
          <table:table-cell table:style-name="Table5.A2" office:value-type="string">
            <text:p text:style-name="P18">Engaged answers</text:p>
          </table:table-cell>
          <table:table-cell table:style-name="Table5.A2" office:value-type="string">
            <text:p text:style-name="P22">Mean: <text:span text:style-name="T71">89.06</text:span></text:p>
            <text:p text:style-name="P22">Std: <text:span text:style-name="T71">11.65</text:span></text:p>
          </table:table-cell>
          <table:table-cell table:style-name="Table5.A2" office:value-type="string">
            <text:p text:style-name="P22">Mean: <text:span text:style-name="T74">88.63</text:span></text:p>
            <text:p text:style-name="P22">Std: <text:span text:style-name="T74">13.06</text:span></text:p>
          </table:table-cell>
          <table:table-cell table:style-name="Table5.A2" office:value-type="string">
            <text:p text:style-name="P22">Mean: <text:span text:style-name="T76">88.97</text:span></text:p>
            <text:p text:style-name="P22">Std: <text:span text:style-name="T76">12.87</text:span></text:p>
          </table:table-cell>
          <table:table-cell table:style-name="Table5.A2" office:value-type="string">
            <text:p text:style-name="P22">Mean: <text:span text:style-name="T78">89.97</text:span></text:p>
            <text:p text:style-name="P22">Std: <text:span text:style-name="T78">11.06</text:span></text:p>
          </table:table-cell>
          <table:table-cell table:style-name="Table5.F2" office:value-type="string">
            <text:p text:style-name="P22">Mean: <text:span text:style-name="T80">89.59</text:span></text:p>
            <text:p text:style-name="P22">Std: <text:span text:style-name="T80">11.71</text:span></text:p>
          </table:table-cell>
        </table:table-row>
        <table:table-row>
          <table:table-cell table:style-name="Table5.A2" office:value-type="string">
            <text:p text:style-name="P18">Neutral</text:p>
          </table:table-cell>
          <table:table-cell table:style-name="Table5.A2" office:value-type="string">
            <text:p text:style-name="P22">Mean: <text:span text:style-name="T26">16.99</text:span></text:p>
            <text:p text:style-name="P22">Std: <text:span text:style-name="T26">20.93</text:span></text:p>
          </table:table-cell>
          <table:table-cell table:style-name="Table5.A2" office:value-type="string">
            <text:p text:style-name="P22">Mean: <text:span text:style-name="T28">7.37</text:span></text:p>
            <text:p text:style-name="P22">Std: <text:span text:style-name="T28">13.5</text:span></text:p>
          </table:table-cell>
          <table:table-cell table:style-name="Table5.A2" office:value-type="string">
            <text:p text:style-name="P22">Mean: <text:span text:style-name="T29">12.83</text:span></text:p>
            <text:p text:style-name="P22">Std: <text:span text:style-name="T29">16.78</text:span></text:p>
          </table:table-cell>
          <table:table-cell table:style-name="Table5.A2" office:value-type="string">
            <text:p text:style-name="P22">Mean: <text:span text:style-name="T33">13.28</text:span></text:p>
            <text:p text:style-name="P22">Std: <text:span text:style-name="T33">17.4</text:span></text:p>
          </table:table-cell>
          <table:table-cell table:style-name="Table5.F2" office:value-type="string">
            <text:p text:style-name="P22">Mean: <text:span text:style-name="T36">10.42</text:span></text:p>
            <text:p text:style-name="P22">Std: <text:span text:style-name="T36">14.75</text:span></text:p>
          </table:table-cell>
        </table:table-row>
        <table:table-row>
          <table:table-cell table:style-name="Table5.A2" office:value-type="string">
            <text:p text:style-name="P18">Disengaged answers</text:p>
          </table:table-cell>
          <table:table-cell table:style-name="Table5.A2" office:value-type="string">
            <text:p text:style-name="P22">Mean: <text:span text:style-name="T87">0.49</text:span></text:p>
            <text:p text:style-name="P22">Std: <text:span text:style-name="T87">4.46</text:span></text:p>
          </table:table-cell>
          <table:table-cell table:style-name="Table5.A2" office:value-type="string">
            <text:p text:style-name="P22">Mean: <text:span text:style-name="T85">1.12</text:span></text:p>
            <text:p text:style-name="P22">Std: <text:span text:style-name="T85">5.54</text:span></text:p>
          </table:table-cell>
          <table:table-cell table:style-name="Table5.A2" office:value-type="string">
            <text:p text:style-name="P22">Mean: <text:span text:style-name="T84">0.57</text:span></text:p>
            <text:p text:style-name="P22">Std: <text:span text:style-name="T84">4.57</text:span></text:p>
          </table:table-cell>
          <table:table-cell table:style-name="Table5.A2" office:value-type="string">
            <text:p text:style-name="P22">Mean: <text:span text:style-name="T83">0.66</text:span></text:p>
            <text:p text:style-name="P22">Std: <text:span text:style-name="T83">4.69</text:span></text:p>
          </table:table-cell>
          <table:table-cell table:style-name="Table5.F2" office:value-type="string">
            <text:p text:style-name="P22">Mean: <text:span text:style-name="T81">0.56</text:span></text:p>
            <text:p text:style-name="P22">Std: <text:span text:style-name="T81">4.56</text:span></text:p>
          </table:table-cell>
        </table:table-row>
        <table:table-row>
          <table:table-cell table:style-name="Table5.A2" office:value-type="string">
            <text:p text:style-name="P18">Disengaged touch</text:p>
          </table:table-cell>
          <table:table-cell table:style-name="Table5.A2" office:value-type="string">
            <text:p text:style-name="P22">Mean: <text:span text:style-name="T89">0.49</text:span></text:p>
            <text:p text:style-name="P22">Std: <text:span text:style-name="T89">4.47</text:span></text:p>
          </table:table-cell>
          <table:table-cell table:style-name="Table5.A2" office:value-type="string">
            <text:p text:style-name="P22">Mean: <text:span text:style-name="T91">0.48</text:span></text:p>
            <text:p text:style-name="P22">Std: <text:span text:style-name="T91">4.46</text:span></text:p>
          </table:table-cell>
          <table:table-cell table:style-name="Table5.A2" office:value-type="string">
            <text:p text:style-name="P22">Mean: <text:span text:style-name="T94">0.48</text:span></text:p>
            <text:p text:style-name="P22">Std: <text:span text:style-name="T94">4.46</text:span></text:p>
          </table:table-cell>
          <table:table-cell table:style-name="Table5.A2" office:value-type="string">
            <text:p text:style-name="P22">Mean: <text:span text:style-name="T96">0.49</text:span></text:p>
            <text:p text:style-name="P22">Std: <text:span text:style-name="T96">4.46</text:span></text:p>
          </table:table-cell>
          <table:table-cell table:style-name="Table5.F2" office:value-type="string">
            <text:p text:style-name="P22">Mean: <text:span text:style-name="T97">0.48</text:span></text:p>
            <text:p text:style-name="P22">Std: <text:span text:style-name="T97">4.46</text:span></text:p>
          </table:table-cell>
        </table:table-row>
        <table:table-row>
          <table:table-cell table:style-name="Table5.A2" office:value-type="string">
            <text:p text:style-name="P18">Disengaged complete</text:p>
          </table:table-cell>
          <table:table-cell table:style-name="Table5.A2" office:value-type="string">
            <text:p text:style-name="P22">Mean: <text:span text:style-name="T41">0.47</text:span></text:p>
            <text:p text:style-name="P22">Std: <text:span text:style-name="T41">4.36</text:span></text:p>
          </table:table-cell>
          <table:table-cell table:style-name="Table5.A2" office:value-type="string">
            <text:p text:style-name="P22">Mean: <text:span text:style-name="T45">0.46</text:span></text:p>
            <text:p text:style-name="P22">Std: <text:span text:style-name="T45">4.35</text:span></text:p>
          </table:table-cell>
          <table:table-cell table:style-name="Table5.A2" office:value-type="string">
            <text:p text:style-name="P22">Mean: <text:span text:style-name="T49">0.47</text:span></text:p>
            <text:p text:style-name="P22">Std: <text:span text:style-name="T49">4.4</text:span></text:p>
          </table:table-cell>
          <table:table-cell table:style-name="Table5.A2" office:value-type="string">
            <text:p text:style-name="P22">Mean: <text:span text:style-name="T53">1.05</text:span></text:p>
            <text:p text:style-name="P22">Std: <text:span text:style-name="T53">4.96</text:span></text:p>
          </table:table-cell>
          <table:table-cell table:style-name="Table5.F2" office:value-type="string">
            <text:p text:style-name="P22">Mean: <text:span text:style-name="T54">0.47</text:span></text:p>
            <text:p text:style-name="P22">Std: <text:span text:style-name="T54">4.37</text:span></text:p>
          </table:table-cell>
        </table:table-row>
      </table:table>
      <text:p text:style-name="P13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span text:style-name="T3">Presence</text:span> signal</text:p>
      <text:p text:style-name="P5"/>
      <table:table table:name="Table6" table:style-name="Table6">
        <table:table-column table:style-name="Table6.A" table:number-columns-repeated="5"/>
        <table:table-column table:style-name="Table6.F"/>
        <table:table-row>
          <table:table-cell table:style-name="Table6.A1" office:value-type="string">
            <text:p text:style-name="P19">User/Robot</text:p>
          </table:table-cell>
          <table:table-cell table:style-name="Table6.A1" office:value-type="string">
            <text:p text:style-name="P19">Non dependent</text:p>
          </table:table-cell>
          <table:table-cell table:style-name="Table6.A1" office:value-type="string">
            <text:p text:style-name="P19">M. non dependent</text:p>
          </table:table-cell>
          <table:table-cell table:style-name="Table6.A1" office:value-type="string">
            <text:p text:style-name="P19">Neutral</text:p>
          </table:table-cell>
          <table:table-cell table:style-name="Table6.A1" office:value-type="string">
            <text:p text:style-name="P19">M. dependent</text:p>
          </table:table-cell>
          <table:table-cell table:style-name="Table6.F1" office:value-type="string">
            <text:p text:style-name="P19">Dependent</text:p>
          </table:table-cell>
        </table:table-row>
        <table:table-row>
          <table:table-cell table:style-name="Table6.A2" office:value-type="string">
            <text:p text:style-name="P19">Engaged complete</text:p>
          </table:table-cell>
          <table:table-cell table:style-name="Table6.A2" office:value-type="string">
            <text:p text:style-name="P23">Mean: <text:span text:style-name="T12">97.78</text:span></text:p>
            <text:p text:style-name="P23">Std: <text:span text:style-name="T12">9.47</text:span></text:p>
          </table:table-cell>
          <table:table-cell table:style-name="Table6.A2" office:value-type="string">
            <text:p text:style-name="P23">Mean: <text:span text:style-name="T15">80.26</text:span></text:p>
            <text:p text:style-name="P23">Std: <text:span text:style-name="T15">35.98</text:span></text:p>
          </table:table-cell>
          <table:table-cell table:style-name="Table6.A2" office:value-type="string">
            <text:p text:style-name="P23">Mean: <text:span text:style-name="T18">80.3</text:span></text:p>
            <text:p text:style-name="P23">Std: <text:span text:style-name="T18">35.94</text:span></text:p>
          </table:table-cell>
          <table:table-cell table:style-name="Table6.A2" office:value-type="string">
            <text:p text:style-name="P23">Mean: <text:span text:style-name="T22">80.3</text:span></text:p>
            <text:p text:style-name="P23">Std: <text:span text:style-name="T22">35.95</text:span></text:p>
          </table:table-cell>
          <table:table-cell table:style-name="Table6.F2" office:value-type="string">
            <text:p text:style-name="P23">Mean: <text:span text:style-name="T8">80.34</text:span></text:p>
            <text:p text:style-name="P23">Std: <text:span text:style-name="T8">35.9</text:span></text:p>
          </table:table-cell>
        </table:table-row>
        <table:table-row>
          <table:table-cell table:style-name="Table6.A2" office:value-type="string">
            <text:p text:style-name="P19">Engaged touch</text:p>
          </table:table-cell>
          <table:table-cell table:style-name="Table6.A2" office:value-type="string">
            <text:p text:style-name="P23">Mean: <text:span text:style-name="T56">80.04</text:span></text:p>
            <text:p text:style-name="P23">Std: <text:span text:style-name="T56">35.87</text:span></text:p>
          </table:table-cell>
          <table:table-cell table:style-name="Table6.A2" office:value-type="string">
            <text:p text:style-name="P23">Mean: <text:span text:style-name="T59">80.17</text:span></text:p>
            <text:p text:style-name="P23">Std: <text:span text:style-name="T59">35.8</text:span></text:p>
          </table:table-cell>
          <table:table-cell table:style-name="Table6.A2" office:value-type="string">
            <text:p text:style-name="P23">Mean: <text:span text:style-name="T63">80.16</text:span></text:p>
            <text:p text:style-name="P23">Std: <text:span text:style-name="T63">35.72</text:span></text:p>
          </table:table-cell>
          <table:table-cell table:style-name="Table6.A2" office:value-type="string">
            <text:p text:style-name="P23">Mean: <text:span text:style-name="T67">79.98</text:span></text:p>
            <text:p text:style-name="P23">Std: <text:span text:style-name="T67">35.85</text:span></text:p>
          </table:table-cell>
          <table:table-cell table:style-name="Table6.F2" office:value-type="string">
            <text:p text:style-name="P23">Mean: <text:span text:style-name="T70">79.95</text:span></text:p>
            <text:p text:style-name="P23">Std: <text:span text:style-name="T70">35.85</text:span></text:p>
          </table:table-cell>
        </table:table-row>
        <table:table-row>
          <table:table-cell table:style-name="Table6.A2" office:value-type="string">
            <text:p text:style-name="P19">Engaged answers</text:p>
          </table:table-cell>
          <table:table-cell table:style-name="Table6.A2" office:value-type="string">
            <text:p text:style-name="P23">Mean: <text:span text:style-name="T71">80.13</text:span></text:p>
            <text:p text:style-name="P23">Std: <text:span text:style-name="T71">35.89</text:span></text:p>
          </table:table-cell>
          <table:table-cell table:style-name="Table6.A2" office:value-type="string">
            <text:p text:style-name="P23">Mean: <text:span text:style-name="T74">80.15</text:span></text:p>
            <text:p text:style-name="P23">Std: <text:span text:style-name="T74">35.87</text:span></text:p>
          </table:table-cell>
          <table:table-cell table:style-name="Table6.A2" office:value-type="string">
            <text:p text:style-name="P23">Mean: <text:span text:style-name="T76">80.11</text:span></text:p>
            <text:p text:style-name="P23">Std: <text:span text:style-name="T76">35.79</text:span></text:p>
          </table:table-cell>
          <table:table-cell table:style-name="Table6.A2" office:value-type="string">
            <text:p text:style-name="P23">Mean: <text:span text:style-name="T78">80.24</text:span></text:p>
            <text:p text:style-name="P23">Std: <text:span text:style-name="T78">35.78</text:span></text:p>
          </table:table-cell>
          <table:table-cell table:style-name="Table6.F2" office:value-type="string">
            <text:p text:style-name="P23">Mean: <text:span text:style-name="T80">79.93</text:span></text:p>
            <text:p text:style-name="P23">Std: <text:span text:style-name="T80">35.87</text:span></text:p>
          </table:table-cell>
        </table:table-row>
        <table:table-row>
          <table:table-cell table:style-name="Table6.A2" office:value-type="string">
            <text:p text:style-name="P19">Neutral</text:p>
          </table:table-cell>
          <table:table-cell table:style-name="Table6.A2" office:value-type="string">
            <text:p text:style-name="P23">Mean: <text:span text:style-name="T26">47.63</text:span></text:p>
            <text:p text:style-name="P23">Std: <text:span text:style-name="T26">48.17</text:span></text:p>
          </table:table-cell>
          <table:table-cell table:style-name="Table6.A2" office:value-type="string">
            <text:p text:style-name="P23">Mean: <text:span text:style-name="T28">47.58</text:span></text:p>
            <text:p text:style-name="P23">Std: <text:span text:style-name="T28">48.19</text:span></text:p>
          </table:table-cell>
          <table:table-cell table:style-name="Table6.A2" office:value-type="string">
            <text:p text:style-name="P23">Mean: <text:span text:style-name="T29">47.58</text:span></text:p>
            <text:p text:style-name="P23">Std: <text:span text:style-name="T29">48.17</text:span></text:p>
          </table:table-cell>
          <table:table-cell table:style-name="Table6.A2" office:value-type="string">
            <text:p text:style-name="P23">Mean: <text:span text:style-name="T33">47.82</text:span></text:p>
            <text:p text:style-name="P23">Std: <text:span text:style-name="T33">48.17</text:span></text:p>
          </table:table-cell>
          <table:table-cell table:style-name="Table6.F2" office:value-type="string">
            <text:p text:style-name="P23">Mean: <text:span text:style-name="T36">47.57</text:span></text:p>
            <text:p text:style-name="P23">Std: <text:span text:style-name="T37">48.15</text:span></text:p>
          </table:table-cell>
        </table:table-row>
        <table:table-row>
          <table:table-cell table:style-name="Table6.A2" office:value-type="string">
            <text:p text:style-name="P19">Disengaged answers</text:p>
          </table:table-cell>
          <table:table-cell table:style-name="Table6.A2" office:value-type="string">
            <text:p text:style-name="P23">Mean: <text:span text:style-name="T87">13.55</text:span></text:p>
            <text:p text:style-name="P23">Std: <text:span text:style-name="T87">29.7</text:span></text:p>
          </table:table-cell>
          <table:table-cell table:style-name="Table6.A2" office:value-type="string">
            <text:p text:style-name="P23">Mean: <text:span text:style-name="T85">13.62</text:span></text:p>
            <text:p text:style-name="P23">Std: <text:span text:style-name="T85">29.79</text:span></text:p>
          </table:table-cell>
          <table:table-cell table:style-name="Table6.A2" office:value-type="string">
            <text:p text:style-name="P23">Mean: <text:span text:style-name="T84">13.61</text:span></text:p>
            <text:p text:style-name="P23">Std: <text:span text:style-name="T84">29.78</text:span></text:p>
          </table:table-cell>
          <table:table-cell table:style-name="Table6.A2" office:value-type="string">
            <text:p text:style-name="P23">Mean: <text:span text:style-name="T83">13.63</text:span></text:p>
            <text:p text:style-name="P23">Std: <text:span text:style-name="T83">29.81</text:span></text:p>
          </table:table-cell>
          <table:table-cell table:style-name="Table6.F2" office:value-type="string">
            <text:p text:style-name="P23">Mean: <text:span text:style-name="T81">13.52</text:span></text:p>
            <text:p text:style-name="P23">Std: <text:span text:style-name="T81">29.67</text:span></text:p>
          </table:table-cell>
        </table:table-row>
        <table:table-row>
          <table:table-cell table:style-name="Table6.A2" office:value-type="string">
            <text:p text:style-name="P19">Disengaged touch</text:p>
          </table:table-cell>
          <table:table-cell table:style-name="Table6.A2" office:value-type="string">
            <text:p text:style-name="P23">Mean: <text:span text:style-name="T89">13.66</text:span></text:p>
            <text:p text:style-name="P23">Std: <text:span text:style-name="T89">29.85</text:span></text:p>
          </table:table-cell>
          <table:table-cell table:style-name="Table6.A2" office:value-type="string">
            <text:p text:style-name="P23">Mean: <text:span text:style-name="T92">13.58</text:span></text:p>
            <text:p text:style-name="P23">Std: <text:span text:style-name="T92">29.75</text:span></text:p>
          </table:table-cell>
          <table:table-cell table:style-name="Table6.A2" office:value-type="string">
            <text:p text:style-name="P23">Mean: <text:span text:style-name="T94">13.63</text:span></text:p>
            <text:p text:style-name="P23">Std: <text:span text:style-name="T94">29.81</text:span></text:p>
          </table:table-cell>
          <table:table-cell table:style-name="Table6.A2" office:value-type="string">
            <text:p text:style-name="P23">Mean: <text:span text:style-name="T96">13.55</text:span></text:p>
            <text:p text:style-name="P23">Std: <text:span text:style-name="T96">29.73</text:span></text:p>
          </table:table-cell>
          <table:table-cell table:style-name="Table6.F2" office:value-type="string">
            <text:p text:style-name="P23">Mean: <text:span text:style-name="T97">13.61</text:span></text:p>
            <text:p text:style-name="P23">Std: <text:span text:style-name="T97">29.8</text:span></text:p>
          </table:table-cell>
        </table:table-row>
        <table:table-row>
          <table:table-cell table:style-name="Table6.A2" office:value-type="string">
            <text:p text:style-name="P19">Disengaged complete</text:p>
          </table:table-cell>
          <table:table-cell table:style-name="Table6.A2" office:value-type="string">
            <text:p text:style-name="P23">Mean: <text:span text:style-name="T42">13.49</text:span></text:p>
            <text:p text:style-name="P23">Std: <text:span text:style-name="T42">29.21</text:span></text:p>
          </table:table-cell>
          <table:table-cell table:style-name="Table6.A2" office:value-type="string">
            <text:p text:style-name="P23">Mean: <text:span text:style-name="T45">13.45</text:span></text:p>
            <text:p text:style-name="P23">Std: <text:span text:style-name="T45">29.15</text:span></text:p>
          </table:table-cell>
          <table:table-cell table:style-name="Table6.A2" office:value-type="string">
            <text:p text:style-name="P23">Mean: <text:span text:style-name="T49">13.47</text:span></text:p>
            <text:p text:style-name="P23">Std: <text:span text:style-name="T49">29.15</text:span></text:p>
          </table:table-cell>
          <table:table-cell table:style-name="Table6.A2" office:value-type="string">
            <text:p text:style-name="P23">Mean: <text:span text:style-name="T53">13.38</text:span></text:p>
            <text:p text:style-name="P23">Std: <text:span text:style-name="T53">29.14</text:span></text:p>
          </table:table-cell>
          <table:table-cell table:style-name="Table6.F2" office:value-type="string">
            <text:p text:style-name="P23">Mean: <text:span text:style-name="T54">13.47</text:span></text:p>
            <text:p text:style-name="P23">Std: <text:span text:style-name="T54">29.17</text:span></text:p>
          </table:table-cell>
        </table:table-row>
      </table:table>
      <text:p text:style-name="P14"/>
      <text:p text:style-name="P9"><text:span text:style-name="T3">Confort/Wellbeing</text:span> signal</text:p>
      <text:p text:style-name="P5"/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P19">User/Robot</text:p>
          </table:table-cell>
          <table:table-cell table:style-name="Table7.A1" office:value-type="string">
            <text:p text:style-name="P19">Non dependent</text:p>
          </table:table-cell>
          <table:table-cell table:style-name="Table7.A1" office:value-type="string">
            <text:p text:style-name="P19">M. non dependent</text:p>
          </table:table-cell>
          <table:table-cell table:style-name="Table7.A1" office:value-type="string">
            <text:p text:style-name="P19">Neutral</text:p>
          </table:table-cell>
          <table:table-cell table:style-name="Table7.A1" office:value-type="string">
            <text:p text:style-name="P19">M. dependent</text:p>
          </table:table-cell>
          <table:table-cell table:style-name="Table7.F1" office:value-type="string">
            <text:p text:style-name="P19">Dependent</text:p>
          </table:table-cell>
        </table:table-row>
        <table:table-row>
          <table:table-cell table:style-name="Table7.A2" office:value-type="string">
            <text:p text:style-name="P19">Engaged complete</text:p>
          </table:table-cell>
          <table:table-cell table:style-name="Table7.A2" office:value-type="string">
            <text:p text:style-name="P23">Mean: <text:span text:style-name="T12">88.19</text:span></text:p>
            <text:p text:style-name="P23">Std: <text:span text:style-name="T12">2.95</text:span></text:p>
          </table:table-cell>
          <table:table-cell table:style-name="Table7.A2" office:value-type="string">
            <text:p text:style-name="P23">Mean: <text:span text:style-name="T15">87.62</text:span></text:p>
            <text:p text:style-name="P23">Std: <text:span text:style-name="T15">3.31</text:span></text:p>
          </table:table-cell>
          <table:table-cell table:style-name="Table7.A2" office:value-type="string">
            <text:p text:style-name="P23">Mean: <text:span text:style-name="T18">88.51</text:span></text:p>
            <text:p text:style-name="P23">Std: <text:span text:style-name="T18">2.96</text:span></text:p>
          </table:table-cell>
          <table:table-cell table:style-name="Table7.A2" office:value-type="string">
            <text:p text:style-name="P23">Mean: <text:span text:style-name="T22">88.25</text:span></text:p>
            <text:p text:style-name="P23">Std: <text:span text:style-name="T22">2.92</text:span></text:p>
          </table:table-cell>
          <table:table-cell table:style-name="Table7.F2" office:value-type="string">
            <text:p text:style-name="P23">Mean: <text:span text:style-name="T8">88</text:span></text:p>
            <text:p text:style-name="P23">Std: <text:span text:style-name="T8">3</text:span></text:p>
          </table:table-cell>
        </table:table-row>
        <table:table-row>
          <table:table-cell table:style-name="Table7.A2" office:value-type="string">
            <text:p text:style-name="P19">Engaged touch</text:p>
          </table:table-cell>
          <table:table-cell table:style-name="Table7.A2" office:value-type="string">
            <text:p text:style-name="P23">Mean: <text:span text:style-name="T56">88.75</text:span></text:p>
            <text:p text:style-name="P23">Std: <text:span text:style-name="T56">2.83</text:span></text:p>
          </table:table-cell>
          <table:table-cell table:style-name="Table7.A2" office:value-type="string">
            <text:p text:style-name="P23">Mean: <text:span text:style-name="T60">88.67</text:span></text:p>
            <text:p text:style-name="P23">Std: <text:span text:style-name="T60">2.85</text:span></text:p>
          </table:table-cell>
          <table:table-cell table:style-name="Table7.A2" office:value-type="string">
            <text:p text:style-name="P23">Mean: <text:span text:style-name="T63">88.64</text:span></text:p>
            <text:p text:style-name="P23">Std: <text:span text:style-name="T63">2.93</text:span></text:p>
          </table:table-cell>
          <table:table-cell table:style-name="Table7.A2" office:value-type="string">
            <text:p text:style-name="P23">Mean: <text:span text:style-name="T67">88.44</text:span></text:p>
            <text:p text:style-name="P23">Std: <text:span text:style-name="T67">2.9</text:span></text:p>
          </table:table-cell>
          <table:table-cell table:style-name="Table7.F2" office:value-type="string">
            <text:p text:style-name="P23">Mean: <text:span text:style-name="T70">88.41</text:span></text:p>
            <text:p text:style-name="P23">Std: <text:span text:style-name="T70">3.04</text:span></text:p>
          </table:table-cell>
        </table:table-row>
        <table:table-row>
          <table:table-cell table:style-name="Table7.A2" office:value-type="string">
            <text:p text:style-name="P19">Engaged answers</text:p>
          </table:table-cell>
          <table:table-cell table:style-name="Table7.A2" office:value-type="string">
            <text:p text:style-name="P23">Mean: <text:span text:style-name="T71">81.58</text:span></text:p>
            <text:p text:style-name="P23">Std: <text:span text:style-name="T71">3.31</text:span></text:p>
          </table:table-cell>
          <table:table-cell table:style-name="Table7.A2" office:value-type="string">
            <text:p text:style-name="P23">Mean: <text:span text:style-name="T74">81.22</text:span></text:p>
            <text:p text:style-name="P23">Std: <text:span text:style-name="T74">3.28</text:span></text:p>
          </table:table-cell>
          <table:table-cell table:style-name="Table7.A2" office:value-type="string">
            <text:p text:style-name="P23">Mean: <text:span text:style-name="T76">80.81</text:span></text:p>
            <text:p text:style-name="P23">Std: <text:span text:style-name="T76">3.36</text:span></text:p>
          </table:table-cell>
          <table:table-cell table:style-name="Table7.A2" office:value-type="string">
            <text:p text:style-name="P23">Mean: <text:span text:style-name="T78">81.22</text:span></text:p>
            <text:p text:style-name="P23">Std: <text:span text:style-name="T78">3.27</text:span></text:p>
          </table:table-cell>
          <table:table-cell table:style-name="Table7.F2" office:value-type="string">
            <text:p text:style-name="P23">Mean: <text:span text:style-name="T80">80.81</text:span></text:p>
            <text:p text:style-name="P23">Std: <text:span text:style-name="T80">3.81</text:span></text:p>
          </table:table-cell>
        </table:table-row>
        <table:table-row>
          <table:table-cell table:style-name="Table7.A2" office:value-type="string">
            <text:p text:style-name="P19">Neutral</text:p>
          </table:table-cell>
          <table:table-cell table:style-name="Table7.A2" office:value-type="string">
            <text:p text:style-name="P23">Mean: <text:span text:style-name="T26">78.84</text:span></text:p>
            <text:p text:style-name="P23">Std: <text:span text:style-name="T26">5.45</text:span></text:p>
          </table:table-cell>
          <table:table-cell table:style-name="Table7.A2" office:value-type="string">
            <text:p text:style-name="P23">Mean: <text:span text:style-name="T28">79.73</text:span></text:p>
            <text:p text:style-name="P23">Std: <text:span text:style-name="T28">5.12</text:span></text:p>
          </table:table-cell>
          <table:table-cell table:style-name="Table7.A2" office:value-type="string">
            <text:p text:style-name="P23">Mean: <text:span text:style-name="T29">80.17</text:span></text:p>
            <text:p text:style-name="P23">Std: <text:span text:style-name="T29">5.13</text:span></text:p>
          </table:table-cell>
          <table:table-cell table:style-name="Table7.A2" office:value-type="string">
            <text:p text:style-name="P23">Mean: <text:span text:style-name="T33">78.85</text:span></text:p>
            <text:p text:style-name="P23">Std: <text:span text:style-name="T33">5.43</text:span></text:p>
          </table:table-cell>
          <table:table-cell table:style-name="Table7.F2" office:value-type="string">
            <text:p text:style-name="P23">Mean: <text:span text:style-name="T37">66.99</text:span></text:p>
            <text:p text:style-name="P23">Std: <text:span text:style-name="T37">12.96</text:span></text:p>
          </table:table-cell>
        </table:table-row>
        <table:table-row>
          <table:table-cell table:style-name="Table7.A2" office:value-type="string">
            <text:p text:style-name="P19">Disengaged answers</text:p>
          </table:table-cell>
          <table:table-cell table:style-name="Table7.A2" office:value-type="string">
            <text:p text:style-name="P23">Mean: <text:span text:style-name="T87">21.53</text:span></text:p>
            <text:p text:style-name="P23">Std: <text:span text:style-name="T87">17.08</text:span></text:p>
          </table:table-cell>
          <table:table-cell table:style-name="Table7.A2" office:value-type="string">
            <text:p text:style-name="P23">Mean: <text:span text:style-name="T85">21.12</text:span></text:p>
            <text:p text:style-name="P23">Std: <text:span text:style-name="T85">17.04</text:span></text:p>
          </table:table-cell>
          <table:table-cell table:style-name="Table7.A2" office:value-type="string">
            <text:p text:style-name="P23">Mean: <text:span text:style-name="T84">20.76</text:span></text:p>
            <text:p text:style-name="P23">Std: <text:span text:style-name="T84">17.24</text:span></text:p>
          </table:table-cell>
          <table:table-cell table:style-name="Table7.A2" office:value-type="string">
            <text:p text:style-name="P23">Mean: <text:span text:style-name="T83">20.49</text:span></text:p>
            <text:p text:style-name="P23">Std: <text:span text:style-name="T83">17.17</text:span></text:p>
          </table:table-cell>
          <table:table-cell table:style-name="Table7.F2" office:value-type="string">
            <text:p text:style-name="P23">Mean: <text:span text:style-name="T81">21.29</text:span></text:p>
            <text:p text:style-name="P23">Std: <text:span text:style-name="T81">11.29</text:span></text:p>
          </table:table-cell>
        </table:table-row>
        <table:table-row>
          <table:table-cell table:style-name="Table7.A2" office:value-type="string">
            <text:p text:style-name="P19">Disengaged touch</text:p>
          </table:table-cell>
          <table:table-cell table:style-name="Table7.A2" office:value-type="string">
            <text:p text:style-name="P23">Mean: <text:span text:style-name="T89">71.71</text:span></text:p>
            <text:p text:style-name="P23">Std: <text:span text:style-name="T89">7.33</text:span></text:p>
          </table:table-cell>
          <table:table-cell table:style-name="Table7.A2" office:value-type="string">
            <text:p text:style-name="P23">Mean: <text:span text:style-name="T93">31.43</text:span></text:p>
            <text:p text:style-name="P23">Std: <text:span text:style-name="T93">18.31</text:span></text:p>
          </table:table-cell>
          <table:table-cell table:style-name="Table7.A2" office:value-type="string">
            <text:p text:style-name="P23">Mean: <text:span text:style-name="T94">32.91</text:span></text:p>
            <text:p text:style-name="P23">Std: <text:span text:style-name="T94">15.94</text:span></text:p>
          </table:table-cell>
          <table:table-cell table:style-name="Table7.A2" office:value-type="string">
            <text:p text:style-name="P23">Mean: <text:span text:style-name="T96">36.71</text:span></text:p>
            <text:p text:style-name="P23">Std: <text:span text:style-name="T96">15.36</text:span></text:p>
          </table:table-cell>
          <table:table-cell table:style-name="Table7.F2" office:value-type="string">
            <text:p text:style-name="P23">Mean: <text:span text:style-name="T97">53.83</text:span></text:p>
            <text:p text:style-name="P23">Std: <text:span text:style-name="T97">11.37</text:span></text:p>
          </table:table-cell>
        </table:table-row>
        <table:table-row>
          <table:table-cell table:style-name="Table7.A2" office:value-type="string">
            <text:p text:style-name="P19">Disengaged complete</text:p>
          </table:table-cell>
          <table:table-cell table:style-name="Table7.A2" office:value-type="string">
            <text:p text:style-name="P23">Mean: <text:span text:style-name="T42">20.53</text:span></text:p>
            <text:p text:style-name="P23">Std: <text:span text:style-name="T42">12.07</text:span></text:p>
          </table:table-cell>
          <table:table-cell table:style-name="Table7.A2" office:value-type="string">
            <text:p text:style-name="P23">Mean: <text:span text:style-name="T46">21.02</text:span></text:p>
            <text:p text:style-name="P23">Std: <text:span text:style-name="T46">11.79</text:span></text:p>
          </table:table-cell>
          <table:table-cell table:style-name="Table7.A2" office:value-type="string">
            <text:p text:style-name="P23">Mean: <text:span text:style-name="T50">20.64</text:span></text:p>
            <text:p text:style-name="P23">Std: <text:span text:style-name="T50">11.94</text:span></text:p>
          </table:table-cell>
          <table:table-cell table:style-name="Table7.A2" office:value-type="string">
            <text:p text:style-name="P23">Mean: <text:span text:style-name="T53">22.35</text:span></text:p>
            <text:p text:style-name="P23">Std: <text:span text:style-name="T53">11.85</text:span></text:p>
          </table:table-cell>
          <table:table-cell table:style-name="Table7.F2" office:value-type="string">
            <text:p text:style-name="P23">Mean: <text:span text:style-name="T54">19.76</text:span></text:p>
            <text:p text:style-name="P23">Std: <text:span text:style-name="T54">11.55</text:span>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0T22:16:42.769654608</meta:creation-date>
    <dc:date>2019-10-24T15:04:26.714795889</dc:date>
    <meta:editing-duration>PT5H2M43S</meta:editing-duration>
    <meta:editing-cycles>107</meta:editing-cycles>
    <meta:generator>LibreOffice/6.1.5.2$Linux_X86_64 LibreOffice_project/10$Build-2</meta:generator>
    <meta:document-statistic meta:table-count="7" meta:image-count="0" meta:object-count="0" meta:page-count="4" meta:paragraph-count="658" meta:word-count="1300" meta:character-count="7177" meta:non-whitespace-character-count="6532"/>
  </office:meta>
</office:document-meta>
</file>